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5.1pt"/>
    </style:style>
    <style:style style:name="co4" style:family="table-column">
      <style:table-column-properties fo:break-before="auto" style:column-width="171.21pt"/>
    </style:style>
    <style:style style:name="co5" style:family="table-column">
      <style:table-column-properties fo:break-before="auto" style:column-width="7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 style:data-style-name="N23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2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1"/>
    <style:style style:name="ce7" style:family="table-cell" style:parent-style-name="Default" style:data-style-name="N196"/>
    <style:style style:name="ce10" style:family="table-cell" style:parent-style-name="Default">
      <style:table-cell-properties style:cell-protect="protected formula-hidden" style:print-content="true" fo:padding="2.01pt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1f1c1b" style:cell-protect="protected formula-hidden" style:print-content="true" style:diagonal-bl-tr="none" style:diagonal-tl-br="none" fo:background-color="transparent" fo:border-left="none" fo:padding="2.01pt" fo:border-right="none" style:rotation-align="none" fo:border-top="0.74pt solid #1f1c1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8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Normal_5f_non-nursing" style:data-style-name="N147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 style:data-style-name="N144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1f1c1b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8" style:family="table-cell" style:parent-style-name="Normal_5f_non-nursing" style:data-style-name="N11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9" style:family="table-cell" style:parent-style-name="Normal_5f_non-nursing" style:data-style-name="N11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Normal_5f_non-nursing" style:data-style-name="N11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Normal_5f_non-nursing" style:data-style-name="N117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 style:data-style-name="N117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style:cell-protect="protected formula-hidden" style:print-content="true" fo:padding="2.01pt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 style:data-style-name="N117"/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11">
      <style:table-cell-properties fo:background-color="transparent"/>
    </style:style>
    <style:style style:name="ce36" style:family="table-cell" style:parent-style-name="Default" style:data-style-name="N10"/>
    <style:style style:name="ce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242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39" style:family="table-cell" style:parent-style-name="Default" style:data-style-name="N242">
      <style:table-cell-properties fo:border-bottom="0.06pt solid #000000" fo:background-color="#ffffff" style:diagonal-bl-tr="none" style:diagonal-tl-br="none" fo:border-left="none" fo:border-right="0.06pt solid #000000" style:rotation-align="none" fo:border-top="0.06pt solid #000000"/>
    </style:style>
    <style:style style:name="ce40" style:family="table-cell" style:parent-style-name="Default" style:data-style-name="N10113">
      <style:table-cell-properties fo:background-color="#ffffff" style:rotation-align="none"/>
    </style:style>
    <style:style style:name="ce41" style:family="table-cell" style:parent-style-name="Default" style:data-style-name="N144">
      <style:table-cell-properties style:diagonal-bl-tr="none" style:diagonal-tl-br="none" fo:border="0.06pt solid #000000" style:rotation-align="none"/>
    </style:style>
    <style:style style:name="ce42" style:family="table-cell" style:parent-style-name="Default" style:data-style-name="N144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1" style:family="table-cell" style:parent-style-name="Default" style:data-style-name="N99"/>
    <style:style style:name="ce81" style:family="table-cell" style:parent-style-name="Default" style:data-style-name="N23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 style:data-style-name="N2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11"/>
    <style:style style:name="ce84" style:family="table-cell" style:parent-style-name="Default" style:data-style-name="N196"/>
    <style:style style:name="ce85" style:family="table-cell" style:parent-style-name="Default" style:data-style-name="N117"/>
    <style:style style:name="ce86" style:family="table-cell" style:parent-style-name="Default">
      <style:table-cell-properties style:cell-protect="protected formula-hidden" style:print-content="true" fo:padding="2.01pt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7" style:family="table-cell" style:parent-style-name="Default">
      <style:table-cell-properties style:cell-protect="protected formula-hidden" style:print-content="true" fo:padding="2.01pt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f1c1b" style:cell-protect="protected formula-hidden" style:print-content="true" style:diagonal-bl-tr="none" style:diagonal-tl-br="none" fo:background-color="transparent" fo:border-left="none" fo:padding="2.01pt" fo:border-right="none" style:rotation-align="none" fo:border-top="0.74pt solid #1f1c1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29.99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4" style:family="table-cell" style:parent-style-name="Default" style:data-style-name="N3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5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6" style:family="table-cell" style:parent-style-name="Default" style:data-style-name="N3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7" style:family="table-cell" style:parent-style-name="Normal_5f_non-nursing" style:data-style-name="N147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9" style:family="table-cell" style:parent-style-name="Default" style:data-style-name="N3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0" style:family="table-cell" style:parent-style-name="Default" style:data-style-name="N144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74pt solid #1f1c1b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2" style:family="table-cell" style:parent-style-name="Default" style:data-style-name="N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3" style:family="table-cell" style:parent-style-name="Default" style:data-style-name="N36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5" style:family="table-cell" style:parent-style-name="Normal_5f_non-nursing" style:data-style-name="N11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6" style:family="table-cell" style:parent-style-name="Normal_5f_non-nursing" style:data-style-name="N11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7" style:family="table-cell" style:parent-style-name="Normal_5f_non-nursing" style:data-style-name="N11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8" style:family="table-cell" style:parent-style-name="Normal_5f_non-nursing" style:data-style-name="N117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9" style:family="table-cell" style:parent-style-name="Default" style:data-style-name="N117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 style:data-style-name="N11">
      <style:table-cell-properties fo:background-color="transparent"/>
    </style:style>
    <style:style style:name="ce113" style:family="table-cell" style:parent-style-name="Default" style:data-style-name="N10"/>
    <style:style style:name="ce11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 style:data-style-name="N242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16" style:family="table-cell" style:parent-style-name="Default" style:data-style-name="N242">
      <style:table-cell-properties fo:border-bottom="0.06pt solid #000000" fo:background-color="#ffffff" style:diagonal-bl-tr="none" style:diagonal-tl-br="none" fo:border-left="none" fo:border-right="0.06pt solid #000000" style:rotation-align="none" fo:border-top="0.06pt solid #000000"/>
    </style:style>
    <style:style style:name="ce117" style:family="table-cell" style:parent-style-name="Default" style:data-style-name="N10113">
      <style:table-cell-properties fo:background-color="#ffffff" style:rotation-align="none"/>
    </style:style>
    <style:style style:name="ce118" style:family="table-cell" style:parent-style-name="Default" style:data-style-name="N144">
      <style:table-cell-properties style:diagonal-bl-tr="none" style:diagonal-tl-br="none" fo:border="0.06pt solid #000000" style:rotation-align="none"/>
    </style:style>
    <style:style style:name="ce119" style:family="table-cell" style:parent-style-name="Default" style:data-style-name="N144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T1" style:family="text">
      <style:text-properties style:text-outline="false" style:text-line-through-style="none" style:text-line-through-type="none" style:text-position="33% 58%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" style:family="text">
      <style:text-properties style:font-name="Verdana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Verdana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CSV hospital stays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Daycase</text:p>
          </table:table-cell>
          <table:table-cell office:value-type="string" calcext:value-type="string">
            <text:p>Elective</text:p>
          </table:table-cell>
          <table:table-cell office:value-type="string" calcext:value-type="string">
            <text:p>Emergency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91767" calcext:value-type="float">
            <text:p>391767</text:p>
          </table:table-cell>
          <table:table-cell office:value-type="float" office:value="201556" calcext:value-type="float">
            <text:p>201556</text:p>
          </table:table-cell>
          <table:table-cell office:value-type="float" office:value="516287" calcext:value-type="float">
            <text:p>516287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17575" calcext:value-type="float">
            <text:p>417575</text:p>
          </table:table-cell>
          <table:table-cell office:value-type="float" office:value="204893" calcext:value-type="float">
            <text:p>204893</text:p>
          </table:table-cell>
          <table:table-cell office:value-type="float" office:value="528581" calcext:value-type="float">
            <text:p>528581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31360" calcext:value-type="float">
            <text:p>431360</text:p>
          </table:table-cell>
          <table:table-cell office:value-type="float" office:value="198151" calcext:value-type="float">
            <text:p>198151</text:p>
          </table:table-cell>
          <table:table-cell office:value-type="float" office:value="521909" calcext:value-type="float">
            <text:p>521909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34115" calcext:value-type="float">
            <text:p>434115</text:p>
          </table:table-cell>
          <table:table-cell office:value-type="float" office:value="184085" calcext:value-type="float">
            <text:p>184085</text:p>
          </table:table-cell>
          <table:table-cell office:value-type="float" office:value="526562" calcext:value-type="float">
            <text:p>526562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45567" calcext:value-type="float">
            <text:p>445567</text:p>
          </table:table-cell>
          <table:table-cell office:value-type="float" office:value="178035" calcext:value-type="float">
            <text:p>178035</text:p>
          </table:table-cell>
          <table:table-cell office:value-type="float" office:value="541422" calcext:value-type="float">
            <text:p>541422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452253" calcext:value-type="float">
            <text:p>452253</text:p>
          </table:table-cell>
          <table:table-cell office:value-type="float" office:value="179806" calcext:value-type="float">
            <text:p>179806</text:p>
          </table:table-cell>
          <table:table-cell office:value-type="float" office:value="548047" calcext:value-type="float">
            <text:p>548047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451052" calcext:value-type="float">
            <text:p>451052</text:p>
          </table:table-cell>
          <table:table-cell office:value-type="float" office:value="184648" calcext:value-type="float">
            <text:p>184648</text:p>
          </table:table-cell>
          <table:table-cell office:value-type="float" office:value="564318" calcext:value-type="float">
            <text:p>564318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459600" calcext:value-type="float">
            <text:p>459600</text:p>
          </table:table-cell>
          <table:table-cell office:value-type="float" office:value="185241" calcext:value-type="float">
            <text:p>185241</text:p>
          </table:table-cell>
          <table:table-cell office:value-type="float" office:value="575489" calcext:value-type="float">
            <text:p>575489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467701" calcext:value-type="float">
            <text:p>467701</text:p>
          </table:table-cell>
          <table:table-cell office:value-type="float" office:value="173959" calcext:value-type="float">
            <text:p>173959</text:p>
          </table:table-cell>
          <table:table-cell office:value-type="float" office:value="582622" calcext:value-type="float">
            <text:p>582622</text:p>
          </table:table-cell>
        </table:table-row>
        <table:table-row table:style-name="ro1">
          <table:table-cell office:value-type="string" calcext:value-type="string">
            <text:p>2016-17*</text:p>
          </table:table-cell>
          <table:table-cell office:value-type="float" office:value="465802" calcext:value-type="float">
            <text:p>465802</text:p>
          </table:table-cell>
          <table:table-cell office:value-type="float" office:value="164805" calcext:value-type="float">
            <text:p>164805</text:p>
          </table:table-cell>
          <table:table-cell office:value-type="float" office:value="585580" calcext:value-type="float">
            <text:p>585580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Number of inpatient stays (CI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ED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XISTITLE</text:p>
          </table:table-cell>
          <table:table-cell office:value-type="string" calcext:value-type="string">
            <text:p>* <text:s/>Provisional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ource</text:p>
          </table:table-cell>
          <table:table-cell office:value-type="string" calcext:value-type="string">
            <text:p><text:a xlink:href="https://www.isdscotland.org/Health-Topics/Hospital-Care/Publications/2017-11-07/Inpatient-Day-Case-Activity-Health-Board-of-Treatment-Nov17.xlsx" xlink:type="simple">https://www.isdscotland.org/Health-Topics/Hospital-Care/Publications/2017-11-07/Inpatient-Day-Case-Activity-Health-Board-of-Treatment-Nov17.xls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Tab</text:p>
          </table:table-cell>
          <table:table-cell office:value-type="string" calcext:value-type="string">
            <text:p>Admission Type Trend CIS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Grow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PADDING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EDLEGENDRIGHT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</table:table>
      <table:table table:name="Population" table:style-name="ta1">
        <table:table-column table:style-name="co2" table:default-cell-style-name="Default"/>
        <table:table-column table:style-name="co2" table:default-cell-style-name="ce4"/>
        <table:table-column table:style-name="co2" table:default-cell-style-name="ce7"/>
        <table:table-row table:style-name="ro1">
          <table:table-cell/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75 and over/1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066000" calcext:value-type="float">
            <text:p>5,066,000 </text:p>
          </table:table-cell>
          <table:table-cell office:value-type="float" office:value="364.042" calcext:value-type="float">
            <text:p>364.04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068500" calcext:value-type="float">
            <text:p>5,068,500 </text:p>
          </table:table-cell>
          <table:table-cell office:value-type="float" office:value="366.069" calcext:value-type="float">
            <text:p>366.06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084300" calcext:value-type="float">
            <text:p>5,084,300 </text:p>
          </table:table-cell>
          <table:table-cell office:value-type="float" office:value="370.067" calcext:value-type="float">
            <text:p>370.06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10200" calcext:value-type="float">
            <text:p>5,110,200 </text:p>
          </table:table-cell>
          <table:table-cell office:value-type="float" office:value="374.88" calcext:value-type="float">
            <text:p>374.88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33100" calcext:value-type="float">
            <text:p>5,133,100 </text:p>
          </table:table-cell>
          <table:table-cell office:value-type="float" office:value="380.675" calcext:value-type="float">
            <text:p>380.67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170000" calcext:value-type="float">
            <text:p>5,170,000 </text:p>
          </table:table-cell>
          <table:table-cell office:value-type="float" office:value="386.548" calcext:value-type="float">
            <text:p>386.54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202900" calcext:value-type="float">
            <text:p>5,202,900 </text:p>
          </table:table-cell>
          <table:table-cell office:value-type="float" office:value="391.447" calcext:value-type="float">
            <text:p>391.44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231900" calcext:value-type="float">
            <text:p>5,231,900 </text:p>
          </table:table-cell>
          <table:table-cell office:value-type="float" office:value="396.893" calcext:value-type="float">
            <text:p>396.89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62200" calcext:value-type="float">
            <text:p>5,262,200 </text:p>
          </table:table-cell>
          <table:table-cell office:value-type="float" office:value="404.142" calcext:value-type="float">
            <text:p>404.14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99900" calcext:value-type="float">
            <text:p>5,299,900 </text:p>
          </table:table-cell>
          <table:table-cell office:value-type="float" office:value="411.584" calcext:value-type="float">
            <text:p>411.58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13600" calcext:value-type="float">
            <text:p>5,313,600 </text:p>
          </table:table-cell>
          <table:table-cell office:value-type="float" office:value="418.453" calcext:value-type="float">
            <text:p>418.45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27700" calcext:value-type="float">
            <text:p>5,327,700 </text:p>
          </table:table-cell>
          <table:table-cell office:value-type="float" office:value="424.596" calcext:value-type="float">
            <text:p>424.59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47600" calcext:value-type="float">
            <text:p>5,347,600 </text:p>
          </table:table-cell>
          <table:table-cell office:value-type="float" office:value="433.238" calcext:value-type="float">
            <text:p>433.23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5373000" calcext:value-type="float">
            <text:p>5,373,000 </text:p>
          </table:table-cell>
          <table:table-cell office:value-type="float" office:value="437.717" calcext:value-type="float">
            <text:p>437.7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5404700" calcext:value-type="float">
            <text:p>5,404,700 </text:p>
          </table:table-cell>
          <table:table-cell office:value-type="float" office:value="442.309" calcext:value-type="float">
            <text:p>442.309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2007-2016</text:p>
          </table:table-cell>
          <table:table-cell table:style-name="ce6" table:formula="of:=([.B16]-[.B7])/[.B7]" office:value-type="percentage" office:value="0.0453965183752418" calcext:value-type="percentage">
            <text:p>4.54%</text:p>
          </table:table-cell>
          <table:table-cell table:style-name="ce6" table:formula="of:=([.C16]-[.C7])/[.C7]" office:value-type="percentage" office:value="0.144253753738216" calcext:value-type="percentage">
            <text:p>14.43%</text:p>
          </table:table-cell>
        </table:table-row>
      </table:table>
      <table:table table:name="stays growth" table:style-name="ta1">
        <table:table-column table:style-name="co2" table:number-columns-repeated="5" table:default-cell-style-name="Default"/>
        <table:table-row table:style-name="ro1">
          <table:table-cell table:formula="of:=['CSV hospital stays'.A1]" office:value-type="float" office:value="0" calcext:value-type="float">
            <text:p>0</text:p>
          </table:table-cell>
          <table:table-cell table:formula="of:=['CSV hospital stays'.B1]" office:value-type="string" office:string-value="Daycase" calcext:value-type="string">
            <text:p>Daycase</text:p>
          </table:table-cell>
          <table:table-cell table:formula="of:=['CSV hospital stays'.C1]" office:value-type="string" office:string-value="Elective" calcext:value-type="string">
            <text:p>Elective</text:p>
          </table:table-cell>
          <table:table-cell table:formula="of:=['CSV hospital stays'.D1]" office:value-type="string" office:string-value="Emergency" calcext:value-type="string">
            <text:p>Emergenc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formula="of:=['CSV hospital stays'.A2]" office:value-type="string" office:string-value="2007-08" calcext:value-type="string">
            <text:p>2007-08</text:p>
          </table:table-cell>
          <table:table-cell table:formula="of:=['CSV hospital stays'.B2]" office:value-type="float" office:value="391767" calcext:value-type="float">
            <text:p>391767</text:p>
          </table:table-cell>
          <table:table-cell table:formula="of:=['CSV hospital stays'.C2]" office:value-type="float" office:value="201556" calcext:value-type="float">
            <text:p>201556</text:p>
          </table:table-cell>
          <table:table-cell table:formula="of:=['CSV hospital stays'.D2]" office:value-type="float" office:value="516287" calcext:value-type="float">
            <text:p>516287</text:p>
          </table:table-cell>
          <table:table-cell table:formula="of:=SUM([.B2:.D2])" office:value-type="float" office:value="1109610" calcext:value-type="float">
            <text:p>1109610</text:p>
          </table:table-cell>
        </table:table-row>
        <table:table-row table:style-name="ro1">
          <table:table-cell table:formula="of:=['CSV hospital stays'.A3]" office:value-type="string" office:string-value="2008-09" calcext:value-type="string">
            <text:p>2008-09</text:p>
          </table:table-cell>
          <table:table-cell table:formula="of:=['CSV hospital stays'.B3]" office:value-type="float" office:value="417575" calcext:value-type="float">
            <text:p>417575</text:p>
          </table:table-cell>
          <table:table-cell table:formula="of:=['CSV hospital stays'.C3]" office:value-type="float" office:value="204893" calcext:value-type="float">
            <text:p>204893</text:p>
          </table:table-cell>
          <table:table-cell table:formula="of:=['CSV hospital stays'.D3]" office:value-type="float" office:value="528581" calcext:value-type="float">
            <text:p>528581</text:p>
          </table:table-cell>
          <table:table-cell table:formula="of:=SUM([.B3:.D3])" office:value-type="float" office:value="1151049" calcext:value-type="float">
            <text:p>1151049</text:p>
          </table:table-cell>
        </table:table-row>
        <table:table-row table:style-name="ro1">
          <table:table-cell table:formula="of:=['CSV hospital stays'.A4]" office:value-type="string" office:string-value="2009-10" calcext:value-type="string">
            <text:p>2009-10</text:p>
          </table:table-cell>
          <table:table-cell table:formula="of:=['CSV hospital stays'.B4]" office:value-type="float" office:value="431360" calcext:value-type="float">
            <text:p>431360</text:p>
          </table:table-cell>
          <table:table-cell table:formula="of:=['CSV hospital stays'.C4]" office:value-type="float" office:value="198151" calcext:value-type="float">
            <text:p>198151</text:p>
          </table:table-cell>
          <table:table-cell table:formula="of:=['CSV hospital stays'.D4]" office:value-type="float" office:value="521909" calcext:value-type="float">
            <text:p>521909</text:p>
          </table:table-cell>
          <table:table-cell table:formula="of:=SUM([.B4:.D4])" office:value-type="float" office:value="1151420" calcext:value-type="float">
            <text:p>1151420</text:p>
          </table:table-cell>
        </table:table-row>
        <table:table-row table:style-name="ro1">
          <table:table-cell table:formula="of:=['CSV hospital stays'.A5]" office:value-type="string" office:string-value="2010-11" calcext:value-type="string">
            <text:p>2010-11</text:p>
          </table:table-cell>
          <table:table-cell table:formula="of:=['CSV hospital stays'.B5]" office:value-type="float" office:value="434115" calcext:value-type="float">
            <text:p>434115</text:p>
          </table:table-cell>
          <table:table-cell table:formula="of:=['CSV hospital stays'.C5]" office:value-type="float" office:value="184085" calcext:value-type="float">
            <text:p>184085</text:p>
          </table:table-cell>
          <table:table-cell table:formula="of:=['CSV hospital stays'.D5]" office:value-type="float" office:value="526562" calcext:value-type="float">
            <text:p>526562</text:p>
          </table:table-cell>
          <table:table-cell table:formula="of:=SUM([.B5:.D5])" office:value-type="float" office:value="1144762" calcext:value-type="float">
            <text:p>1144762</text:p>
          </table:table-cell>
        </table:table-row>
        <table:table-row table:style-name="ro1">
          <table:table-cell table:formula="of:=['CSV hospital stays'.A6]" office:value-type="string" office:string-value="2011-12" calcext:value-type="string">
            <text:p>2011-12</text:p>
          </table:table-cell>
          <table:table-cell table:formula="of:=['CSV hospital stays'.B6]" office:value-type="float" office:value="445567" calcext:value-type="float">
            <text:p>445567</text:p>
          </table:table-cell>
          <table:table-cell table:formula="of:=['CSV hospital stays'.C6]" office:value-type="float" office:value="178035" calcext:value-type="float">
            <text:p>178035</text:p>
          </table:table-cell>
          <table:table-cell table:formula="of:=['CSV hospital stays'.D6]" office:value-type="float" office:value="541422" calcext:value-type="float">
            <text:p>541422</text:p>
          </table:table-cell>
          <table:table-cell table:formula="of:=SUM([.B6:.D6])" office:value-type="float" office:value="1165024" calcext:value-type="float">
            <text:p>1165024</text:p>
          </table:table-cell>
        </table:table-row>
        <table:table-row table:style-name="ro1">
          <table:table-cell table:formula="of:=['CSV hospital stays'.A7]" office:value-type="string" office:string-value="2012-13" calcext:value-type="string">
            <text:p>2012-13</text:p>
          </table:table-cell>
          <table:table-cell table:formula="of:=['CSV hospital stays'.B7]" office:value-type="float" office:value="452253" calcext:value-type="float">
            <text:p>452253</text:p>
          </table:table-cell>
          <table:table-cell table:formula="of:=['CSV hospital stays'.C7]" office:value-type="float" office:value="179806" calcext:value-type="float">
            <text:p>179806</text:p>
          </table:table-cell>
          <table:table-cell table:formula="of:=['CSV hospital stays'.D7]" office:value-type="float" office:value="548047" calcext:value-type="float">
            <text:p>548047</text:p>
          </table:table-cell>
          <table:table-cell table:formula="of:=SUM([.B7:.D7])" office:value-type="float" office:value="1180106" calcext:value-type="float">
            <text:p>1180106</text:p>
          </table:table-cell>
        </table:table-row>
        <table:table-row table:style-name="ro1">
          <table:table-cell table:formula="of:=['CSV hospital stays'.A8]" office:value-type="string" office:string-value="2013-14" calcext:value-type="string">
            <text:p>2013-14</text:p>
          </table:table-cell>
          <table:table-cell table:formula="of:=['CSV hospital stays'.B8]" office:value-type="float" office:value="451052" calcext:value-type="float">
            <text:p>451052</text:p>
          </table:table-cell>
          <table:table-cell table:formula="of:=['CSV hospital stays'.C8]" office:value-type="float" office:value="184648" calcext:value-type="float">
            <text:p>184648</text:p>
          </table:table-cell>
          <table:table-cell table:formula="of:=['CSV hospital stays'.D8]" office:value-type="float" office:value="564318" calcext:value-type="float">
            <text:p>564318</text:p>
          </table:table-cell>
          <table:table-cell table:formula="of:=SUM([.B8:.D8])" office:value-type="float" office:value="1200018" calcext:value-type="float">
            <text:p>1200018</text:p>
          </table:table-cell>
        </table:table-row>
        <table:table-row table:style-name="ro1">
          <table:table-cell table:formula="of:=['CSV hospital stays'.A9]" office:value-type="string" office:string-value="2014-15" calcext:value-type="string">
            <text:p>2014-15</text:p>
          </table:table-cell>
          <table:table-cell table:formula="of:=['CSV hospital stays'.B9]" office:value-type="float" office:value="459600" calcext:value-type="float">
            <text:p>459600</text:p>
          </table:table-cell>
          <table:table-cell table:formula="of:=['CSV hospital stays'.C9]" office:value-type="float" office:value="185241" calcext:value-type="float">
            <text:p>185241</text:p>
          </table:table-cell>
          <table:table-cell table:formula="of:=['CSV hospital stays'.D9]" office:value-type="float" office:value="575489" calcext:value-type="float">
            <text:p>575489</text:p>
          </table:table-cell>
          <table:table-cell table:formula="of:=SUM([.B9:.D9])" office:value-type="float" office:value="1220330" calcext:value-type="float">
            <text:p>1220330</text:p>
          </table:table-cell>
        </table:table-row>
        <table:table-row table:style-name="ro1">
          <table:table-cell table:formula="of:=['CSV hospital stays'.A10]" office:value-type="string" office:string-value="2015-16" calcext:value-type="string">
            <text:p>2015-16</text:p>
          </table:table-cell>
          <table:table-cell table:formula="of:=['CSV hospital stays'.B10]" office:value-type="float" office:value="467701" calcext:value-type="float">
            <text:p>467701</text:p>
          </table:table-cell>
          <table:table-cell table:formula="of:=['CSV hospital stays'.C10]" office:value-type="float" office:value="173959" calcext:value-type="float">
            <text:p>173959</text:p>
          </table:table-cell>
          <table:table-cell table:formula="of:=['CSV hospital stays'.D10]" office:value-type="float" office:value="582622" calcext:value-type="float">
            <text:p>582622</text:p>
          </table:table-cell>
          <table:table-cell table:formula="of:=SUM([.B10:.D10])" office:value-type="float" office:value="1224282" calcext:value-type="float">
            <text:p>1224282</text:p>
          </table:table-cell>
        </table:table-row>
        <table:table-row table:style-name="ro1">
          <table:table-cell table:formula="of:=['CSV hospital stays'.A11]" office:value-type="string" office:string-value="2016-17*" calcext:value-type="string">
            <text:p>2016-17*</text:p>
          </table:table-cell>
          <table:table-cell table:formula="of:=['CSV hospital stays'.B11]" office:value-type="float" office:value="465802" calcext:value-type="float">
            <text:p>465802</text:p>
          </table:table-cell>
          <table:table-cell table:formula="of:=['CSV hospital stays'.C11]" office:value-type="float" office:value="164805" calcext:value-type="float">
            <text:p>164805</text:p>
          </table:table-cell>
          <table:table-cell table:formula="of:=['CSV hospital stays'.D11]" office:value-type="float" office:value="585580" calcext:value-type="float">
            <text:p>585580</text:p>
          </table:table-cell>
          <table:table-cell table:formula="of:=SUM([.B11:.D11])" office:value-type="float" office:value="1216187" calcext:value-type="float">
            <text:p>1216187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style-name="ce85" table:formula="of:=([.B11]-[.B2])/[.B2]" office:value-type="percentage" office:value="0.188977121605444" calcext:value-type="percentage">
            <text:p>18.9%</text:p>
          </table:table-cell>
          <table:table-cell table:style-name="ce85" table:formula="of:=([.C11]-[.C2])/[.C2]" office:value-type="percentage" office:value="-0.182336422631924" calcext:value-type="percentage">
            <text:p>-18.2%</text:p>
          </table:table-cell>
          <table:table-cell table:style-name="ce85" table:formula="of:=([.D11]-[.D2])/[.D2]" office:value-type="percentage" office:value="0.134214109594082" calcext:value-type="percentage">
            <text:p>13.4%</text:p>
          </table:table-cell>
          <table:table-cell table:style-name="ce85" table:formula="of:=([.E11]-[.E2])/[.E2]" office:value-type="percentage" office:value="0.0960490622831445" calcext:value-type="percentage">
            <text:p>9.6%</text:p>
          </table:table-cell>
        </table:table-row>
      </table:table>
      <table:table table:name="Workforce" table:style-name="ta1">
        <table:table-column table:style-name="co3" table:default-cell-style-name="ce12"/>
        <table:table-column table:style-name="co2" table:number-columns-repeated="5" table:default-cell-style-name="ce18"/>
        <table:table-column table:style-name="co2" table:number-columns-repeated="30" table:default-cell-style-name="ce22"/>
        <table:table-column table:style-name="co2" table:number-columns-repeated="2" table:default-cell-style-name="ce30"/>
        <table:table-row table:style-name="ro1">
          <table:table-cell table:style-name="Default" table:number-columns-repeated="38"/>
        </table:table-row>
        <table:table-row table:style-name="ro2">
          <table:table-cell table:style-name="ce9"/>
          <table:table-cell table:style-name="ce15" office:value-type="string" calcext:value-type="string">
            <text:p>Sep 02</text:p>
          </table:table-cell>
          <table:table-cell table:style-name="ce15" office:value-type="string" calcext:value-type="string">
            <text:p>Sep 03</text:p>
          </table:table-cell>
          <table:table-cell table:style-name="ce15" office:value-type="string" calcext:value-type="string">
            <text:p>Sep 04</text:p>
          </table:table-cell>
          <table:table-cell table:style-name="ce15" office:value-type="string" calcext:value-type="string">
            <text:p>Sep 05</text:p>
          </table:table-cell>
          <table:table-cell table:style-name="ce15" office:value-type="string" calcext:value-type="string">
            <text:p>Sep 06</text:p>
          </table:table-cell>
          <table:table-cell table:style-name="ce15" office:value-type="string" calcext:value-type="string">
            <text:p>Sep 07</text:p>
          </table:table-cell>
          <table:table-cell table:style-name="ce15" office:value-type="string" calcext:value-type="string">
            <text:p>Sep 08</text:p>
          </table:table-cell>
          <table:table-cell table:style-name="ce15" office:value-type="string" calcext:value-type="string">
            <text:p>Sep 09</text:p>
          </table:table-cell>
          <table:table-cell table:style-name="ce15" office:value-type="string" calcext:value-type="string">
            <text:p>Sep 10</text:p>
          </table:table-cell>
          <table:table-cell table:style-name="ce15" office:value-type="string" calcext:value-type="string">
            <text:p>Mar 11</text:p>
          </table:table-cell>
          <table:table-cell table:style-name="ce15" office:value-type="string" calcext:value-type="string">
            <text:p>Jun 11</text:p>
          </table:table-cell>
          <table:table-cell table:style-name="ce15" office:value-type="string" calcext:value-type="string">
            <text:p>Sep 11</text:p>
          </table:table-cell>
          <table:table-cell table:style-name="ce15" office:value-type="string" calcext:value-type="string">
            <text:p>Dec 11</text:p>
          </table:table-cell>
          <table:table-cell table:style-name="ce15" office:value-type="string" calcext:value-type="string">
            <text:p>Mar 12</text:p>
          </table:table-cell>
          <table:table-cell table:style-name="ce15" office:value-type="string" calcext:value-type="string">
            <text:p>Jun 12</text:p>
          </table:table-cell>
          <table:table-cell table:style-name="ce24" office:value-type="string" calcext:value-type="string">
            <text:p>Sep 12</text:p>
          </table:table-cell>
          <table:table-cell table:style-name="ce24" office:value-type="string" calcext:value-type="string">
            <text:p>Dec 12</text:p>
          </table:table-cell>
          <table:table-cell table:style-name="ce15" office:value-type="string" calcext:value-type="string">
            <text:p>Mar 13</text:p>
          </table:table-cell>
          <table:table-cell table:style-name="ce15" office:value-type="string" calcext:value-type="string">
            <text:p>Jun 13</text:p>
          </table:table-cell>
          <table:table-cell table:style-name="ce15" office:value-type="string" calcext:value-type="string">
            <text:p>Sep 13</text:p>
          </table:table-cell>
          <table:table-cell table:style-name="ce24" office:value-type="string" calcext:value-type="string">
            <text:p>Dec 13</text:p>
          </table:table-cell>
          <table:table-cell table:style-name="ce24" office:value-type="string" calcext:value-type="string">
            <text:p>Mar 14</text:p>
          </table:table-cell>
          <table:table-cell table:style-name="ce24" office:value-type="string" calcext:value-type="string">
            <text:p>Jun 14</text:p>
          </table:table-cell>
          <table:table-cell table:style-name="ce24" office:value-type="string" calcext:value-type="string">
            <text:p>Sep 14</text:p>
          </table:table-cell>
          <table:table-cell table:style-name="ce24" office:value-type="string" calcext:value-type="string">
            <text:p>Dec 14</text:p>
          </table:table-cell>
          <table:table-cell table:style-name="ce24" office:value-type="string" calcext:value-type="string">
            <text:p>Mar 15</text:p>
          </table:table-cell>
          <table:table-cell table:style-name="ce24" office:value-type="string" calcext:value-type="string">
            <text:p>Jun 15</text:p>
          </table:table-cell>
          <table:table-cell table:style-name="ce24" office:value-type="string" calcext:value-type="string">
            <text:p>Sep 15</text:p>
          </table:table-cell>
          <table:table-cell table:style-name="ce24" office:value-type="string" calcext:value-type="string">
            <text:p>Dec 15</text:p>
          </table:table-cell>
          <table:table-cell table:style-name="ce24" office:value-type="string" calcext:value-type="string">
            <text:p>Mar 16</text:p>
          </table:table-cell>
          <table:table-cell table:style-name="ce24" office:value-type="string" calcext:value-type="string">
            <text:p>Jun 16</text:p>
          </table:table-cell>
          <table:table-cell table:style-name="ce24" office:value-type="string" calcext:value-type="string">
            <text:p>Sep 16</text:p>
          </table:table-cell>
          <table:table-cell table:style-name="ce24" office:value-type="string" calcext:value-type="string">
            <text:p>Dec 16</text:p>
          </table:table-cell>
          <table:table-cell table:style-name="ce24" office:value-type="string" calcext:value-type="string">
            <text:p>Mar 17</text:p>
          </table:table-cell>
          <table:table-cell table:style-name="ce24" office:value-type="string" calcext:value-type="string">
            <text:p>Jun 17</text:p>
          </table:table-cell>
          <table:table-cell table:style-name="ce27" office:value-type="string" calcext:value-type="string">
            <text:p>Mar 17 to Jun 17</text:p>
          </table:table-cell>
          <table:table-cell table:style-name="ce27" office:value-type="string" calcext:value-type="string">
            <text:p>Jun 16 to Jun 17</text:p>
          </table:table-cell>
        </table:table-row>
        <table:table-row table:style-name="ro3">
          <table:table-cell table:style-name="ce10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5" calcext:value-type="float">
            <text:p>5.0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6" calcext:value-type="float">
            <text:p>6.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6" office:value-type="string" calcext:value-type="string">
            <text:p>31/03/2014</text:p>
          </table:table-cell>
          <table:table-cell table:style-name="ce26" office:value-type="string" calcext:value-type="string">
            <text:p>30/06/2014</text:p>
          </table:table-cell>
          <table:table-cell table:style-name="ce26" office:value-type="string" calcext:value-type="string">
            <text:p>30/09/2014</text:p>
          </table:table-cell>
          <table:table-cell table:style-name="ce26" office:value-type="string" calcext:value-type="string">
            <text:p>31/12/2014</text:p>
          </table:table-cell>
          <table:table-cell table:style-name="ce26" office:value-type="string" calcext:value-type="string">
            <text:p>31/03/2015</text:p>
          </table:table-cell>
          <table:table-cell table:style-name="ce26" office:value-type="string" calcext:value-type="string">
            <text:p>30/06/2015</text:p>
          </table:table-cell>
          <table:table-cell table:style-name="ce26" office:value-type="string" calcext:value-type="string">
            <text:p>30/09/2015</text:p>
          </table:table-cell>
          <table:table-cell table:style-name="ce26" office:value-type="string" calcext:value-type="string">
            <text:p>31/12/2015</text:p>
          </table:table-cell>
          <table:table-cell table:style-name="ce26" office:value-type="string" calcext:value-type="string">
            <text:p>31/03/2016</text:p>
          </table:table-cell>
          <table:table-cell table:style-name="ce26" office:value-type="string" calcext:value-type="string">
            <text:p>30/06/2016</text:p>
          </table:table-cell>
          <table:table-cell table:style-name="ce26" office:value-type="string" calcext:value-type="string">
            <text:p>30/09/2016</text:p>
          </table:table-cell>
          <table:table-cell table:style-name="ce26" office:value-type="string" calcext:value-type="string">
            <text:p>31/12/2016</text:p>
          </table:table-cell>
          <table:table-cell table:style-name="ce26" office:value-type="string" calcext:value-type="string">
            <text:p>31/03/2017</text:p>
          </table:table-cell>
          <table:table-cell table:style-name="ce26" office:value-type="string" calcext:value-type="string">
            <text:p>30/06/2017</text:p>
          </table:table-cell>
          <table:table-cell table:style-name="ce10" table:number-columns-repeated="2"/>
        </table:table-row>
        <table:table-row table:style-name="ro3">
          <table:table-cell table:style-name="ce11" office:value-type="string" calcext:value-type="string">
            <text:p>All NHSScotland staff</text:p>
          </table:table-cell>
          <table:table-cell table:style-name="ce17" office:value-type="float" office:value="113626.426" calcext:value-type="float">
            <text:p>113,626</text:p>
          </table:table-cell>
          <table:table-cell table:style-name="ce17" office:value-type="float" office:value="117895.13" calcext:value-type="float">
            <text:p>117,895</text:p>
          </table:table-cell>
          <table:table-cell table:style-name="ce17" office:value-type="float" office:value="119945.634" calcext:value-type="float">
            <text:p>119,946</text:p>
          </table:table-cell>
          <table:table-cell table:style-name="ce17" office:value-type="float" office:value="123263.583" calcext:value-type="float">
            <text:p>123,264</text:p>
          </table:table-cell>
          <table:table-cell table:style-name="ce17" office:value-type="float" office:value="127061.851" calcext:value-type="float">
            <text:p>127,062</text:p>
          </table:table-cell>
          <table:table-cell table:style-name="ce17" office:value-type="float" office:value="131094.832" calcext:value-type="float">
            <text:p>131,095</text:p>
          </table:table-cell>
          <table:table-cell table:style-name="ce17" office:value-type="float" office:value="133081.517" calcext:value-type="float">
            <text:p>133,082</text:p>
          </table:table-cell>
          <table:table-cell table:style-name="ce17" office:value-type="float" office:value="135826.032" calcext:value-type="float">
            <text:p>135,826</text:p>
          </table:table-cell>
          <table:table-cell table:style-name="ce17" office:value-type="float" office:value="134963.966" calcext:value-type="float">
            <text:p>134,964</text:p>
          </table:table-cell>
          <table:table-cell table:style-name="ce17" office:value-type="float" office:value="133326.301" calcext:value-type="float">
            <text:p>133,326</text:p>
          </table:table-cell>
          <table:table-cell table:style-name="ce17" office:value-type="float" office:value="131913.871" calcext:value-type="float">
            <text:p>131,914</text:p>
          </table:table-cell>
          <table:table-cell table:style-name="ce17" office:value-type="float" office:value="131339.602" calcext:value-type="float">
            <text:p>131,340</text:p>
          </table:table-cell>
          <table:table-cell table:style-name="ce17" office:value-type="float" office:value="131274.287" calcext:value-type="float">
            <text:p>131,274</text:p>
          </table:table-cell>
          <table:table-cell table:style-name="ce17" office:value-type="float" office:value="131172.108" calcext:value-type="float">
            <text:p>131,172</text:p>
          </table:table-cell>
          <table:table-cell table:style-name="ce17" office:value-type="float" office:value="131425.334" calcext:value-type="float">
            <text:p>131,425</text:p>
          </table:table-cell>
          <table:table-cell table:style-name="ce17" office:value-type="float" office:value="131845.165" calcext:value-type="float">
            <text:p>131,845</text:p>
          </table:table-cell>
          <table:table-cell table:style-name="ce17" office:value-type="float" office:value="132541.544" calcext:value-type="float">
            <text:p>132,542</text:p>
          </table:table-cell>
          <table:table-cell table:style-name="ce17" office:value-type="float" office:value="133205.303" calcext:value-type="float">
            <text:p>133,205</text:p>
          </table:table-cell>
          <table:table-cell table:style-name="ce17" office:value-type="float" office:value="133378.907" calcext:value-type="float">
            <text:p>133,379</text:p>
          </table:table-cell>
          <table:table-cell table:style-name="ce17" office:value-type="float" office:value="134171.392" calcext:value-type="float">
            <text:p>134,171</text:p>
          </table:table-cell>
          <table:table-cell table:style-name="ce17" office:value-type="float" office:value="135016.287" calcext:value-type="float">
            <text:p>135,016</text:p>
          </table:table-cell>
          <table:table-cell table:style-name="ce17" office:value-type="float" office:value="135625.711" calcext:value-type="float">
            <text:p>135,626</text:p>
          </table:table-cell>
          <table:table-cell table:style-name="ce17" office:value-type="float" office:value="135880.673" calcext:value-type="float">
            <text:p>135,881</text:p>
          </table:table-cell>
          <table:table-cell table:style-name="ce17" office:value-type="float" office:value="136684.705" calcext:value-type="float">
            <text:p>136,685</text:p>
          </table:table-cell>
          <table:table-cell table:style-name="ce17" office:value-type="float" office:value="137511.888" calcext:value-type="float">
            <text:p>137,512</text:p>
          </table:table-cell>
          <table:table-cell table:style-name="ce17" office:value-type="float" office:value="137603.515" calcext:value-type="float">
            <text:p>137,604</text:p>
          </table:table-cell>
          <table:table-cell table:style-name="ce17" office:value-type="float" office:value="137420.665" calcext:value-type="float">
            <text:p>137,421</text:p>
          </table:table-cell>
          <table:table-cell table:style-name="ce17" office:value-type="float" office:value="137727.872" calcext:value-type="float">
            <text:p>137,728</text:p>
          </table:table-cell>
          <table:table-cell table:style-name="ce17" office:value-type="float" office:value="138310.04" calcext:value-type="float">
            <text:p>138,310</text:p>
          </table:table-cell>
          <table:table-cell table:style-name="ce17" office:value-type="float" office:value="138458.181" calcext:value-type="float">
            <text:p>138,458</text:p>
          </table:table-cell>
          <table:table-cell table:style-name="ce17" office:value-type="float" office:value="138125.44" calcext:value-type="float">
            <text:p>138,125</text:p>
          </table:table-cell>
          <table:table-cell table:style-name="ce17" office:value-type="float" office:value="138651.229" calcext:value-type="float">
            <text:p>138,651</text:p>
          </table:table-cell>
          <table:table-cell table:style-name="ce17" office:value-type="float" office:value="139261.998" calcext:value-type="float">
            <text:p>139,262</text:p>
          </table:table-cell>
          <table:table-cell table:style-name="ce17" office:value-type="float" office:value="139430.867" calcext:value-type="float">
            <text:p>139,431</text:p>
          </table:table-cell>
          <table:table-cell table:style-name="ce17" office:value-type="float" office:value="138931.353" calcext:value-type="float">
            <text:p>138,931</text:p>
          </table:table-cell>
          <table:table-cell table:style-name="ce28" office:value-type="percentage" office:value="-0.00358252093490888" calcext:value-type="percentage">
            <text:p>-0.4%</text:p>
          </table:table-cell>
          <table:table-cell table:style-name="ce28" office:value-type="percentage" office:value="0.00583464566701109" calcext:value-type="percentage">
            <text:p>0.6%</text:p>
          </table:table-cell>
        </table:table-row>
        <table:table-row table:style-name="ro3">
          <table:table-cell office:value-type="string" calcext:value-type="string">
            <text:p>Medical (Hospital, community and public health services)<text:span text:style-name="T1">14</text:span></text:p>
          </table:table-cell>
          <table:table-cell office:value-type="float" office:value="8586.562" calcext:value-type="float">
            <text:p>8,587</text:p>
          </table:table-cell>
          <table:table-cell office:value-type="float" office:value="8793.355" calcext:value-type="float">
            <text:p>8,793</text:p>
          </table:table-cell>
          <table:table-cell office:value-type="float" office:value="9062.991" calcext:value-type="float">
            <text:p>9,063</text:p>
          </table:table-cell>
          <table:table-cell office:value-type="float" office:value="9261.591" calcext:value-type="float">
            <text:p>9,262</text:p>
          </table:table-cell>
          <table:table-cell office:value-type="float" office:value="9599.975" calcext:value-type="float">
            <text:p>9,600</text:p>
          </table:table-cell>
          <table:table-cell office:value-type="float" office:value="10253.71" calcext:value-type="float">
            <text:p>10,254</text:p>
          </table:table-cell>
          <table:table-cell office:value-type="float" office:value="10739.549" calcext:value-type="float">
            <text:p>10,740</text:p>
          </table:table-cell>
          <table:table-cell office:value-type="float" office:value="10687.041" calcext:value-type="float">
            <text:p>10,687</text:p>
          </table:table-cell>
          <table:table-cell office:value-type="float" office:value="10731.833" calcext:value-type="float">
            <text:p>10,732</text:p>
          </table:table-cell>
          <table:table-cell office:value-type="float" office:value="10697.673" calcext:value-type="float">
            <text:p>10,698</text:p>
          </table:table-cell>
          <table:table-cell office:value-type="float" office:value="10639.986" calcext:value-type="float">
            <text:p>10,640</text:p>
          </table:table-cell>
          <table:table-cell office:value-type="float" office:value="11236.792" calcext:value-type="float">
            <text:p>11,237</text:p>
          </table:table-cell>
          <table:table-cell office:value-type="float" office:value="11199.676" calcext:value-type="float">
            <text:p>11,200</text:p>
          </table:table-cell>
          <table:table-cell office:value-type="float" office:value="11114.561" calcext:value-type="float">
            <text:p>11,115</text:p>
          </table:table-cell>
          <table:table-cell office:value-type="float" office:value="11009.162" calcext:value-type="float">
            <text:p>11,009</text:p>
          </table:table-cell>
          <table:table-cell office:value-type="float" office:value="11230.564" calcext:value-type="float">
            <text:p>11,231</text:p>
          </table:table-cell>
          <table:table-cell table:style-name="ce25" office:value-type="float" office:value="11297.031" calcext:value-type="float">
            <text:p>11,297</text:p>
          </table:table-cell>
          <table:table-cell office:value-type="float" office:value="11224.032" calcext:value-type="float">
            <text:p>11,224</text:p>
          </table:table-cell>
          <table:table-cell office:value-type="float" office:value="11105.175" calcext:value-type="float">
            <text:p>11,105</text:p>
          </table:table-cell>
          <table:table-cell office:value-type="float" office:value="11484.958" calcext:value-type="float">
            <text:p>11,485</text:p>
          </table:table-cell>
          <table:table-cell office:value-type="float" office:value="11438.276" calcext:value-type="float">
            <text:p>11,438</text:p>
          </table:table-cell>
          <table:table-cell office:value-type="float" office:value="11489.445" calcext:value-type="float">
            <text:p>11,489</text:p>
          </table:table-cell>
          <table:table-cell office:value-type="float" office:value="11391.384" calcext:value-type="float">
            <text:p>11,391</text:p>
          </table:table-cell>
          <table:table-cell office:value-type="float" office:value="12013.805" calcext:value-type="float">
            <text:p>12,014</text:p>
          </table:table-cell>
          <table:table-cell office:value-type="float" office:value="11966.825" calcext:value-type="float">
            <text:p>11,967</text:p>
          </table:table-cell>
          <table:table-cell office:value-type="float" office:value="11867.972" calcext:value-type="float">
            <text:p>11,868</text:p>
          </table:table-cell>
          <table:table-cell office:value-type="float" office:value="11797.927" calcext:value-type="float">
            <text:p>11,798</text:p>
          </table:table-cell>
          <table:table-cell office:value-type="float" office:value="12160.27" calcext:value-type="float">
            <text:p>12,160</text:p>
          </table:table-cell>
          <table:table-cell office:value-type="float" office:value="12180.429" calcext:value-type="float">
            <text:p>12,180</text:p>
          </table:table-cell>
          <table:table-cell office:value-type="float" office:value="12174.579" calcext:value-type="float">
            <text:p>12,175</text:p>
          </table:table-cell>
          <table:table-cell office:value-type="float" office:value="12041.108" calcext:value-type="float">
            <text:p>12,041</text:p>
          </table:table-cell>
          <table:table-cell office:value-type="float" office:value="12467.784" calcext:value-type="float">
            <text:p>12,468</text:p>
          </table:table-cell>
          <table:table-cell office:value-type="float" office:value="12403.796" calcext:value-type="float">
            <text:p>12,404</text:p>
          </table:table-cell>
          <table:table-cell office:value-type="float" office:value="12325.909" calcext:value-type="float">
            <text:p>12,326</text:p>
          </table:table-cell>
          <table:table-cell office:value-type="float" office:value="12216.794" calcext:value-type="float">
            <text:p>12,217</text:p>
          </table:table-cell>
          <table:table-cell table:style-name="ce29" office:value-type="percentage" office:value="-0.00885249112256141" calcext:value-type="percentage">
            <text:p>-0.9%</text:p>
          </table:table-cell>
          <table:table-cell table:style-name="ce29" office:value-type="percentage" office:value="0.0145905177496954" calcext:value-type="percentage">
            <text:p>1.5%</text:p>
          </table:table-cell>
        </table:table-row>
        <table:table-row table:style-name="ro3">
          <table:table-cell office:value-type="string" calcext:value-type="string">
            <text:p>Dental (Hospital, community and public health services)<text:span text:style-name="T1">14</text:span></text:p>
          </table:table-cell>
          <table:table-cell office:value-type="float" office:value="485.871" calcext:value-type="float">
            <text:p>486</text:p>
          </table:table-cell>
          <table:table-cell office:value-type="float" office:value="498.725" calcext:value-type="float">
            <text:p>499</text:p>
          </table:table-cell>
          <table:table-cell office:value-type="float" office:value="504.109" calcext:value-type="float">
            <text:p>504</text:p>
          </table:table-cell>
          <table:table-cell office:value-type="float" office:value="523.124" calcext:value-type="float">
            <text:p>523</text:p>
          </table:table-cell>
          <table:table-cell office:value-type="float" office:value="560.877" calcext:value-type="float">
            <text:p>561</text:p>
          </table:table-cell>
          <table:table-cell office:value-type="float" office:value="569.41" calcext:value-type="float">
            <text:p>569</text:p>
          </table:table-cell>
          <table:table-cell office:value-type="float" office:value="603.557" calcext:value-type="float">
            <text:p>604</text:p>
          </table:table-cell>
          <table:table-cell office:value-type="float" office:value="641.367" calcext:value-type="float">
            <text:p>641</text:p>
          </table:table-cell>
          <table:table-cell office:value-type="float" office:value="708.438" calcext:value-type="float">
            <text:p>708</text:p>
          </table:table-cell>
          <table:table-cell office:value-type="float" office:value="722.929" calcext:value-type="float">
            <text:p>723</text:p>
          </table:table-cell>
          <table:table-cell office:value-type="float" office:value="728.435" calcext:value-type="float">
            <text:p>728</text:p>
          </table:table-cell>
          <table:table-cell office:value-type="float" office:value="723.932" calcext:value-type="float">
            <text:p>724</text:p>
          </table:table-cell>
          <table:table-cell office:value-type="float" office:value="720.104" calcext:value-type="float">
            <text:p>720</text:p>
          </table:table-cell>
          <table:table-cell office:value-type="float" office:value="720.047" calcext:value-type="float">
            <text:p>720</text:p>
          </table:table-cell>
          <table:table-cell office:value-type="float" office:value="710.743" calcext:value-type="float">
            <text:p>711</text:p>
          </table:table-cell>
          <table:table-cell office:value-type="float" office:value="713.309" calcext:value-type="float">
            <text:p>713</text:p>
          </table:table-cell>
          <table:table-cell office:value-type="float" office:value="706.264" calcext:value-type="float">
            <text:p>706</text:p>
          </table:table-cell>
          <table:table-cell office:value-type="float" office:value="701.823" calcext:value-type="float">
            <text:p>702</text:p>
          </table:table-cell>
          <table:table-cell office:value-type="float" office:value="699.646" calcext:value-type="float">
            <text:p>700</text:p>
          </table:table-cell>
          <table:table-cell office:value-type="float" office:value="696.454" calcext:value-type="float">
            <text:p>696</text:p>
          </table:table-cell>
          <table:table-cell office:value-type="float" office:value="667.173" calcext:value-type="float">
            <text:p>667</text:p>
          </table:table-cell>
          <table:table-cell office:value-type="float" office:value="691.126" calcext:value-type="float">
            <text:p>691</text:p>
          </table:table-cell>
          <table:table-cell office:value-type="float" office:value="681.553" calcext:value-type="float">
            <text:p>682</text:p>
          </table:table-cell>
          <table:table-cell office:value-type="float" office:value="685.066" calcext:value-type="float">
            <text:p>685</text:p>
          </table:table-cell>
          <table:table-cell office:value-type="float" office:value="686.335" calcext:value-type="float">
            <text:p>686</text:p>
          </table:table-cell>
          <table:table-cell office:value-type="float" office:value="669.489" calcext:value-type="float">
            <text:p>669</text:p>
          </table:table-cell>
          <table:table-cell office:value-type="float" office:value="662.305" calcext:value-type="float">
            <text:p>662</text:p>
          </table:table-cell>
          <table:table-cell office:value-type="float" office:value="651.815" calcext:value-type="float">
            <text:p>652</text:p>
          </table:table-cell>
          <table:table-cell office:value-type="float" office:value="642.312" calcext:value-type="float">
            <text:p>642</text:p>
          </table:table-cell>
          <table:table-cell office:value-type="float" office:value="657.018" calcext:value-type="float">
            <text:p>657</text:p>
          </table:table-cell>
          <table:table-cell office:value-type="float" office:value="653.898" calcext:value-type="float">
            <text:p>654</text:p>
          </table:table-cell>
          <table:table-cell office:value-type="float" office:value="649.941" calcext:value-type="float">
            <text:p>650</text:p>
          </table:table-cell>
          <table:table-cell office:value-type="float" office:value="643.275" calcext:value-type="float">
            <text:p>643</text:p>
          </table:table-cell>
          <table:table-cell office:value-type="float" office:value="625.182" calcext:value-type="float">
            <text:p>625</text:p>
          </table:table-cell>
          <table:table-cell office:value-type="float" office:value="606.885" calcext:value-type="float">
            <text:p>607</text:p>
          </table:table-cell>
          <table:table-cell office:value-type="percentage" office:value="-0.0292666775434994" calcext:value-type="percentage">
            <text:p>-2.9%</text:p>
          </table:table-cell>
          <table:table-cell office:value-type="percentage" office:value="-0.0718965343218668" calcext:value-type="percentage">
            <text:p>-7.2%</text:p>
          </table:table-cell>
        </table:table-row>
        <table:table-row table:style-name="ro3">
          <table:table-cell office:value-type="string" calcext:value-type="string">
            <text:p>Medical and dental support<text:span text:style-name="T1">6</text:span>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1072.345" calcext:value-type="float">
            <text:p>1,072</text:p>
          </table:table-cell>
          <table:table-cell office:value-type="float" office:value="1439.629" calcext:value-type="float">
            <text:p>1,440</text:p>
          </table:table-cell>
          <table:table-cell office:value-type="float" office:value="1667.358" calcext:value-type="float">
            <text:p>1,667</text:p>
          </table:table-cell>
          <table:table-cell office:value-type="float" office:value="1810.787" calcext:value-type="float">
            <text:p>1,811</text:p>
          </table:table-cell>
          <table:table-cell office:value-type="float" office:value="1838.793" calcext:value-type="float">
            <text:p>1,839</text:p>
          </table:table-cell>
          <table:table-cell office:value-type="float" office:value="1870.55" calcext:value-type="float">
            <text:p>1,871</text:p>
          </table:table-cell>
          <table:table-cell office:value-type="float" office:value="1828.462" calcext:value-type="float">
            <text:p>1,828</text:p>
          </table:table-cell>
          <table:table-cell office:value-type="float" office:value="1851.853" calcext:value-type="float">
            <text:p>1,852</text:p>
          </table:table-cell>
          <table:table-cell office:value-type="float" office:value="1863.658" calcext:value-type="float">
            <text:p>1,864</text:p>
          </table:table-cell>
          <table:table-cell office:value-type="float" office:value="1853.075" calcext:value-type="float">
            <text:p>1,853</text:p>
          </table:table-cell>
          <table:table-cell office:value-type="float" office:value="1903.361" calcext:value-type="float">
            <text:p>1,903</text:p>
          </table:table-cell>
          <table:table-cell office:value-type="float" office:value="1889.771" calcext:value-type="float">
            <text:p>1,890</text:p>
          </table:table-cell>
          <table:table-cell office:value-type="float" office:value="1869.837" calcext:value-type="float">
            <text:p>1,870</text:p>
          </table:table-cell>
          <table:table-cell office:value-type="float" office:value="1887.166" calcext:value-type="float">
            <text:p>1,887</text:p>
          </table:table-cell>
          <table:table-cell office:value-type="float" office:value="1908.303" calcext:value-type="float">
            <text:p>1,908</text:p>
          </table:table-cell>
          <table:table-cell office:value-type="float" office:value="1904.487" calcext:value-type="float">
            <text:p>1,904</text:p>
          </table:table-cell>
          <table:table-cell office:value-type="float" office:value="1899.148" calcext:value-type="float">
            <text:p>1,899</text:p>
          </table:table-cell>
          <table:table-cell office:value-type="float" office:value="1864.097" calcext:value-type="float">
            <text:p>1,864</text:p>
          </table:table-cell>
          <table:table-cell office:value-type="float" office:value="1874.637" calcext:value-type="float">
            <text:p>1,875</text:p>
          </table:table-cell>
          <table:table-cell office:value-type="float" office:value="1885.244" calcext:value-type="float">
            <text:p>1,885</text:p>
          </table:table-cell>
          <table:table-cell office:value-type="float" office:value="1855.724" calcext:value-type="float">
            <text:p>1,856</text:p>
          </table:table-cell>
          <table:table-cell office:value-type="float" office:value="1821.571" calcext:value-type="float">
            <text:p>1,822</text:p>
          </table:table-cell>
          <table:table-cell office:value-type="float" office:value="1836.186" calcext:value-type="float">
            <text:p>1,836</text:p>
          </table:table-cell>
          <table:table-cell office:value-type="float" office:value="1893.999" calcext:value-type="float">
            <text:p>1,894</text:p>
          </table:table-cell>
          <table:table-cell office:value-type="float" office:value="1879.915" calcext:value-type="float">
            <text:p>1,880</text:p>
          </table:table-cell>
          <table:table-cell office:value-type="float" office:value="1922.838" calcext:value-type="float">
            <text:p>1,923</text:p>
          </table:table-cell>
          <table:table-cell office:value-type="float" office:value="1930.291" calcext:value-type="float">
            <text:p>1,930</text:p>
          </table:table-cell>
          <table:table-cell office:value-type="float" office:value="1992.417" calcext:value-type="float">
            <text:p>1,992</text:p>
          </table:table-cell>
          <table:table-cell office:value-type="float" office:value="1951.171" calcext:value-type="float">
            <text:p>1,951</text:p>
          </table:table-cell>
          <table:table-cell office:value-type="float" office:value="1932.52" calcext:value-type="float">
            <text:p>1,933</text:p>
          </table:table-cell>
          <table:table-cell office:value-type="percentage" office:value="-0.00955887515753364" calcext:value-type="percentage">
            <text:p>-1.0%</text:p>
          </table:table-cell>
          <table:table-cell office:value-type="percentage" office:value="0.00503526558139572" calcext:value-type="percentage">
            <text:p>0.5%</text:p>
          </table:table-cell>
        </table:table-row>
        <table:table-row table:style-name="ro3">
          <table:table-cell office:value-type="string" calcext:value-type="string">
            <text:p>Nursing and midwifery</text:p>
          </table:table-cell>
          <table:table-cell office:value-type="float" office:value="53177.515" calcext:value-type="float">
            <text:p>53,178</text:p>
          </table:table-cell>
          <table:table-cell office:value-type="float" office:value="54096.998" calcext:value-type="float">
            <text:p>54,097</text:p>
          </table:table-cell>
          <table:table-cell office:value-type="float" office:value="54520.882" calcext:value-type="float">
            <text:p>54,521</text:p>
          </table:table-cell>
          <table:table-cell office:value-type="float" office:value="55434.331" calcext:value-type="float">
            <text:p>55,434</text:p>
          </table:table-cell>
          <table:table-cell office:value-type="float" office:value="56783.184" calcext:value-type="float">
            <text:p>56,783</text:p>
          </table:table-cell>
          <table:table-cell office:value-type="float" office:value="57049.715" calcext:value-type="float">
            <text:p>57,050</text:p>
          </table:table-cell>
          <table:table-cell office:value-type="float" office:value="57748.941" calcext:value-type="float">
            <text:p>57,749</text:p>
          </table:table-cell>
          <table:table-cell office:value-type="float" office:value="58428.412" calcext:value-type="float">
            <text:p>58,428</text:p>
          </table:table-cell>
          <table:table-cell office:value-type="float" office:value="57878.251" calcext:value-type="float">
            <text:p>57,878</text:p>
          </table:table-cell>
          <table:table-cell office:value-type="float" office:value="57166.914" calcext:value-type="float">
            <text:p>57,167</text:p>
          </table:table-cell>
          <table:table-cell office:value-type="float" office:value="56681.175" calcext:value-type="float">
            <text:p>56,681</text:p>
          </table:table-cell>
          <table:table-cell office:value-type="float" office:value="56309.37" calcext:value-type="float">
            <text:p>56,309</text:p>
          </table:table-cell>
          <table:table-cell office:value-type="float" office:value="56238.451" calcext:value-type="float">
            <text:p>56,238</text:p>
          </table:table-cell>
          <table:table-cell office:value-type="float" office:value="56467.33" calcext:value-type="float">
            <text:p>56,467</text:p>
          </table:table-cell>
          <table:table-cell office:value-type="float" office:value="56183.664" calcext:value-type="float">
            <text:p>56,184</text:p>
          </table:table-cell>
          <table:table-cell office:value-type="float" office:value="56263.47" calcext:value-type="float">
            <text:p>56,263</text:p>
          </table:table-cell>
          <table:table-cell office:value-type="float" office:value="56608.459" calcext:value-type="float">
            <text:p>56,608</text:p>
          </table:table-cell>
          <table:table-cell office:value-type="float" office:value="57036.628" calcext:value-type="float">
            <text:p>57,037</text:p>
          </table:table-cell>
          <table:table-cell office:value-type="float" office:value="57152.737" calcext:value-type="float">
            <text:p>57,153</text:p>
          </table:table-cell>
          <table:table-cell office:value-type="float" office:value="57368.927" calcext:value-type="float">
            <text:p>57,369</text:p>
          </table:table-cell>
          <table:table-cell office:value-type="float" office:value="57877.719" calcext:value-type="float">
            <text:p>57,878</text:p>
          </table:table-cell>
          <table:table-cell office:value-type="float" office:value="58172.734" calcext:value-type="float">
            <text:p>58,173</text:p>
          </table:table-cell>
          <table:table-cell office:value-type="float" office:value="58462.293" calcext:value-type="float">
            <text:p>58,462</text:p>
          </table:table-cell>
          <table:table-cell office:value-type="float" office:value="58407.472" calcext:value-type="float">
            <text:p>58,407</text:p>
          </table:table-cell>
          <table:table-cell office:value-type="float" office:value="59003.79" calcext:value-type="float">
            <text:p>59,004</text:p>
          </table:table-cell>
          <table:table-cell office:value-type="float" office:value="59174.563" calcext:value-type="float">
            <text:p>59,175</text:p>
          </table:table-cell>
          <table:table-cell office:value-type="float" office:value="59073.648" calcext:value-type="float">
            <text:p>59,074</text:p>
          </table:table-cell>
          <table:table-cell office:value-type="float" office:value="58923.037" calcext:value-type="float">
            <text:p>58,923</text:p>
          </table:table-cell>
          <table:table-cell office:value-type="float" office:value="59287.409" calcext:value-type="float">
            <text:p>59,287</text:p>
          </table:table-cell>
          <table:table-cell office:value-type="float" office:value="59372.424" calcext:value-type="float">
            <text:p>59,372</text:p>
          </table:table-cell>
          <table:table-cell office:value-type="float" office:value="59188.732" calcext:value-type="float">
            <text:p>59,189</text:p>
          </table:table-cell>
          <table:table-cell office:value-type="float" office:value="59161.045" calcext:value-type="float">
            <text:p>59,161</text:p>
          </table:table-cell>
          <table:table-cell office:value-type="float" office:value="59709.141" calcext:value-type="float">
            <text:p>59,709</text:p>
          </table:table-cell>
          <table:table-cell office:value-type="float" office:value="59798.607" calcext:value-type="float">
            <text:p>59,799</text:p>
          </table:table-cell>
          <table:table-cell office:value-type="float" office:value="59377.946" calcext:value-type="float">
            <text:p>59,378</text:p>
          </table:table-cell>
          <table:table-cell office:value-type="percentage" office:value="-0.0070346287497968" calcext:value-type="percentage">
            <text:p>-0.7%</text:p>
          </table:table-cell>
          <table:table-cell office:value-type="percentage" office:value="0.00319679090270087" calcext:value-type="percentage">
            <text:p>0.3%</text:p>
          </table:table-cell>
        </table:table-row>
        <table:table-row table:style-name="ro3">
          <table:table-cell office:value-type="string" calcext:value-type="string">
            <text:p>Allied health professions<text:span text:style-name="T1">7,8</text:span></text:p>
          </table:table-cell>
          <table:table-cell office:value-type="float" office:value="7655.349" calcext:value-type="float">
            <text:p>7,655</text:p>
          </table:table-cell>
          <table:table-cell office:value-type="float" office:value="8089.309" calcext:value-type="float">
            <text:p>8,089</text:p>
          </table:table-cell>
          <table:table-cell office:value-type="float" office:value="8277.176" calcext:value-type="float">
            <text:p>8,277</text:p>
          </table:table-cell>
          <table:table-cell office:value-type="float" office:value="8593.861" calcext:value-type="float">
            <text:p>8,594</text:p>
          </table:table-cell>
          <table:table-cell office:value-type="float" office:value="8842.135" calcext:value-type="float">
            <text:p>8,842</text:p>
          </table:table-cell>
          <table:table-cell office:value-type="float" office:value="8951.447" calcext:value-type="float">
            <text:p>8,951</text:p>
          </table:table-cell>
          <table:table-cell office:value-type="float" office:value="9242.736" calcext:value-type="float">
            <text:p>9,243</text:p>
          </table:table-cell>
          <table:table-cell office:value-type="float" office:value="9579.458" calcext:value-type="float">
            <text:p>9,579</text:p>
          </table:table-cell>
          <table:table-cell office:value-type="float" office:value="9595.636" calcext:value-type="float">
            <text:p>9,596</text:p>
          </table:table-cell>
          <table:table-cell office:value-type="float" office:value="9510.626" calcext:value-type="float">
            <text:p>9,511</text:p>
          </table:table-cell>
          <table:table-cell office:value-type="float" office:value="9412.571" calcext:value-type="float">
            <text:p>9,413</text:p>
          </table:table-cell>
          <table:table-cell office:value-type="float" office:value="9347.037" calcext:value-type="float">
            <text:p>9,347</text:p>
          </table:table-cell>
          <table:table-cell office:value-type="float" office:value="9360.409" calcext:value-type="float">
            <text:p>9,360</text:p>
          </table:table-cell>
          <table:table-cell office:value-type="float" office:value="9428.201" calcext:value-type="float">
            <text:p>9,428</text:p>
          </table:table-cell>
          <table:table-cell office:value-type="float" office:value="9358.697" calcext:value-type="float">
            <text:p>9,359</text:p>
          </table:table-cell>
          <table:table-cell office:value-type="float" office:value="9422.274" calcext:value-type="float">
            <text:p>9,422</text:p>
          </table:table-cell>
          <table:table-cell office:value-type="float" office:value="9511.844" calcext:value-type="float">
            <text:p>9,512</text:p>
          </table:table-cell>
          <table:table-cell office:value-type="float" office:value="9583.355" calcext:value-type="float">
            <text:p>9,583</text:p>
          </table:table-cell>
          <table:table-cell office:value-type="float" office:value="10971.179" calcext:value-type="float">
            <text:p>10,971</text:p>
          </table:table-cell>
          <table:table-cell office:value-type="float" office:value="11042.044" calcext:value-type="float">
            <text:p>11,042</text:p>
          </table:table-cell>
          <table:table-cell office:value-type="float" office:value="11152.058" calcext:value-type="float">
            <text:p>11,152</text:p>
          </table:table-cell>
          <table:table-cell office:value-type="float" office:value="11194.014" calcext:value-type="float">
            <text:p>11,194</text:p>
          </table:table-cell>
          <table:table-cell office:value-type="float" office:value="11197.542" calcext:value-type="float">
            <text:p>11,198</text:p>
          </table:table-cell>
          <table:table-cell office:value-type="float" office:value="11286.551" calcext:value-type="float">
            <text:p>11,287</text:p>
          </table:table-cell>
          <table:table-cell office:value-type="float" office:value="11296.651" calcext:value-type="float">
            <text:p>11,297</text:p>
          </table:table-cell>
          <table:table-cell office:value-type="float" office:value="11267.31" calcext:value-type="float">
            <text:p>11,267</text:p>
          </table:table-cell>
          <table:table-cell office:value-type="float" office:value="11244.539" calcext:value-type="float">
            <text:p>11,245</text:p>
          </table:table-cell>
          <table:table-cell office:value-type="float" office:value="11342.34" calcext:value-type="float">
            <text:p>11,342</text:p>
          </table:table-cell>
          <table:table-cell office:value-type="float" office:value="11369.261" calcext:value-type="float">
            <text:p>11,369</text:p>
          </table:table-cell>
          <table:table-cell office:value-type="float" office:value="11394.944" calcext:value-type="float">
            <text:p>11,395</text:p>
          </table:table-cell>
          <table:table-cell office:value-type="float" office:value="11386.413" calcext:value-type="float">
            <text:p>11,386</text:p>
          </table:table-cell>
          <table:table-cell office:value-type="float" office:value="11477.566" calcext:value-type="float">
            <text:p>11,478</text:p>
          </table:table-cell>
          <table:table-cell office:value-type="float" office:value="11479.264" calcext:value-type="float">
            <text:p>11,479</text:p>
          </table:table-cell>
          <table:table-cell office:value-type="float" office:value="11551.519" calcext:value-type="float">
            <text:p>11,552</text:p>
          </table:table-cell>
          <table:table-cell office:value-type="float" office:value="11492.627" calcext:value-type="float">
            <text:p>11,493</text:p>
          </table:table-cell>
          <table:table-cell office:value-type="percentage" office:value="-0.00509820396780716" calcext:value-type="percentage">
            <text:p>-0.5%</text:p>
          </table:table-cell>
          <table:table-cell office:value-type="percentage" office:value="0.00932813520816432" calcext:value-type="percentage">
            <text:p>0.9%</text:p>
          </table:table-cell>
        </table:table-row>
        <table:table-row table:style-name="ro3">
          <table:table-cell office:value-type="string" calcext:value-type="string">
            <text:p>Other therapeutic services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2753.651" calcext:value-type="float">
            <text:p>2,754</text:p>
          </table:table-cell>
          <table:table-cell office:value-type="float" office:value="3135.146" calcext:value-type="float">
            <text:p>3,135</text:p>
          </table:table-cell>
          <table:table-cell office:value-type="float" office:value="3326.483" calcext:value-type="float">
            <text:p>3,326</text:p>
          </table:table-cell>
          <table:table-cell office:value-type="float" office:value="3406.53" calcext:value-type="float">
            <text:p>3,407</text:p>
          </table:table-cell>
          <table:table-cell office:value-type="float" office:value="3413.056" calcext:value-type="float">
            <text:p>3,413</text:p>
          </table:table-cell>
          <table:table-cell office:value-type="float" office:value="3448.443" calcext:value-type="float">
            <text:p>3,448</text:p>
          </table:table-cell>
          <table:table-cell office:value-type="float" office:value="3424.322" calcext:value-type="float">
            <text:p>3,424</text:p>
          </table:table-cell>
          <table:table-cell office:value-type="float" office:value="3459.044" calcext:value-type="float">
            <text:p>3,459</text:p>
          </table:table-cell>
          <table:table-cell office:value-type="float" office:value="3489.777" calcext:value-type="float">
            <text:p>3,490</text:p>
          </table:table-cell>
          <table:table-cell office:value-type="float" office:value="3514.806" calcext:value-type="float">
            <text:p>3,515</text:p>
          </table:table-cell>
          <table:table-cell office:value-type="float" office:value="3528.756" calcext:value-type="float">
            <text:p>3,529</text:p>
          </table:table-cell>
          <table:table-cell office:value-type="float" office:value="3623.512" calcext:value-type="float">
            <text:p>3,624</text:p>
          </table:table-cell>
          <table:table-cell office:value-type="float" office:value="3651.199" calcext:value-type="float">
            <text:p>3,651</text:p>
          </table:table-cell>
          <table:table-cell office:value-type="float" office:value="3668.171" calcext:value-type="float">
            <text:p>3,668</text:p>
          </table:table-cell>
          <table:table-cell office:value-type="float" office:value="3683.473" calcext:value-type="float">
            <text:p>3,683</text:p>
          </table:table-cell>
          <table:table-cell office:value-type="float" office:value="3738.908" calcext:value-type="float">
            <text:p>3,739</text:p>
          </table:table-cell>
          <table:table-cell office:value-type="float" office:value="3781.537" calcext:value-type="float">
            <text:p>3,782</text:p>
          </table:table-cell>
          <table:table-cell office:value-type="float" office:value="3820.05" calcext:value-type="float">
            <text:p>3,820</text:p>
          </table:table-cell>
          <table:table-cell office:value-type="float" office:value="3857.843" calcext:value-type="float">
            <text:p>3,858</text:p>
          </table:table-cell>
          <table:table-cell office:value-type="float" office:value="3912.5" calcext:value-type="float">
            <text:p>3,913</text:p>
          </table:table-cell>
          <table:table-cell office:value-type="float" office:value="3946.795" calcext:value-type="float">
            <text:p>3,947</text:p>
          </table:table-cell>
          <table:table-cell office:value-type="float" office:value="3924.738" calcext:value-type="float">
            <text:p>3,925</text:p>
          </table:table-cell>
          <table:table-cell office:value-type="float" office:value="3913.794" calcext:value-type="float">
            <text:p>3,914</text:p>
          </table:table-cell>
          <table:table-cell office:value-type="float" office:value="3954.906" calcext:value-type="float">
            <text:p>3,955</text:p>
          </table:table-cell>
          <table:table-cell office:value-type="float" office:value="4026.749" calcext:value-type="float">
            <text:p>4,027</text:p>
          </table:table-cell>
          <table:table-cell office:value-type="float" office:value="4028.013" calcext:value-type="float">
            <text:p>4,028</text:p>
          </table:table-cell>
          <table:table-cell office:value-type="float" office:value="4059.856" calcext:value-type="float">
            <text:p>4,060</text:p>
          </table:table-cell>
          <table:table-cell office:value-type="float" office:value="4153.402" calcext:value-type="float">
            <text:p>4,153</text:p>
          </table:table-cell>
          <table:table-cell office:value-type="float" office:value="4267.947" calcext:value-type="float">
            <text:p>4,268</text:p>
          </table:table-cell>
          <table:table-cell office:value-type="float" office:value="4275.519" calcext:value-type="float">
            <text:p>4,276</text:p>
          </table:table-cell>
          <table:table-cell office:value-type="percentage" office:value="0.0017741551148597" calcext:value-type="percentage">
            <text:p>0.2%</text:p>
          </table:table-cell>
          <table:table-cell office:value-type="percentage" office:value="0.061446177060501" calcext:value-type="percentage">
            <text:p>6.1%</text:p>
          </table:table-cell>
        </table:table-row>
        <table:table-row table:style-name="ro3">
          <table:table-cell office:value-type="string" calcext:value-type="string">
            <text:p>Personal and social care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549.943" calcext:value-type="float">
            <text:p>550</text:p>
          </table:table-cell>
          <table:table-cell office:value-type="float" office:value="692.4" calcext:value-type="float">
            <text:p>692</text:p>
          </table:table-cell>
          <table:table-cell office:value-type="float" office:value="763.307" calcext:value-type="float">
            <text:p>763</text:p>
          </table:table-cell>
          <table:table-cell office:value-type="float" office:value="948.084" calcext:value-type="float">
            <text:p>948</text:p>
          </table:table-cell>
          <table:table-cell office:value-type="float" office:value="971.078" calcext:value-type="float">
            <text:p>971</text:p>
          </table:table-cell>
          <table:table-cell office:value-type="float" office:value="931.67" calcext:value-type="float">
            <text:p>932</text:p>
          </table:table-cell>
          <table:table-cell office:value-type="float" office:value="925.403" calcext:value-type="float">
            <text:p>925</text:p>
          </table:table-cell>
          <table:table-cell office:value-type="float" office:value="929.423" calcext:value-type="float">
            <text:p>929</text:p>
          </table:table-cell>
          <table:table-cell office:value-type="float" office:value="923.188" calcext:value-type="float">
            <text:p>923</text:p>
          </table:table-cell>
          <table:table-cell office:value-type="float" office:value="902.048" calcext:value-type="float">
            <text:p>902</text:p>
          </table:table-cell>
          <table:table-cell office:value-type="float" office:value="896.164" calcext:value-type="float">
            <text:p>896</text:p>
          </table:table-cell>
          <table:table-cell office:value-type="float" office:value="893.193" calcext:value-type="float">
            <text:p>893</text:p>
          </table:table-cell>
          <table:table-cell office:value-type="float" office:value="906.309" calcext:value-type="float">
            <text:p>906</text:p>
          </table:table-cell>
          <table:table-cell office:value-type="float" office:value="897.785" calcext:value-type="float">
            <text:p>898</text:p>
          </table:table-cell>
          <table:table-cell office:value-type="float" office:value="909.293" calcext:value-type="float">
            <text:p>909</text:p>
          </table:table-cell>
          <table:table-cell office:value-type="float" office:value="909.3" calcext:value-type="float">
            <text:p>909</text:p>
          </table:table-cell>
          <table:table-cell office:value-type="float" office:value="909.263" calcext:value-type="float">
            <text:p>909</text:p>
          </table:table-cell>
          <table:table-cell office:value-type="float" office:value="929.474" calcext:value-type="float">
            <text:p>929</text:p>
          </table:table-cell>
          <table:table-cell office:value-type="float" office:value="942.167" calcext:value-type="float">
            <text:p>942</text:p>
          </table:table-cell>
          <table:table-cell office:value-type="float" office:value="944.417" calcext:value-type="float">
            <text:p>944</text:p>
          </table:table-cell>
          <table:table-cell office:value-type="float" office:value="980.543" calcext:value-type="float">
            <text:p>981</text:p>
          </table:table-cell>
          <table:table-cell office:value-type="float" office:value="995.081" calcext:value-type="float">
            <text:p>995</text:p>
          </table:table-cell>
          <table:table-cell office:value-type="float" office:value="1001.364" calcext:value-type="float">
            <text:p>1,001</text:p>
          </table:table-cell>
          <table:table-cell office:value-type="float" office:value="1069.13" calcext:value-type="float">
            <text:p>1,069</text:p>
          </table:table-cell>
          <table:table-cell office:value-type="float" office:value="1092.893" calcext:value-type="float">
            <text:p>1,093</text:p>
          </table:table-cell>
          <table:table-cell office:value-type="float" office:value="1111.805" calcext:value-type="float">
            <text:p>1,112</text:p>
          </table:table-cell>
          <table:table-cell office:value-type="float" office:value="1118.514" calcext:value-type="float">
            <text:p>1,119</text:p>
          </table:table-cell>
          <table:table-cell office:value-type="float" office:value="1152.371" calcext:value-type="float">
            <text:p>1,152</text:p>
          </table:table-cell>
          <table:table-cell office:value-type="float" office:value="1170.174" calcext:value-type="float">
            <text:p>1,170</text:p>
          </table:table-cell>
          <table:table-cell office:value-type="float" office:value="1153.191" calcext:value-type="float">
            <text:p>1,153</text:p>
          </table:table-cell>
          <table:table-cell office:value-type="percentage" office:value="-0.0145132262381492" calcext:value-type="percentage">
            <text:p>-1.5%</text:p>
          </table:table-cell>
          <table:table-cell office:value-type="percentage" office:value="0.0372241535161291" calcext:value-type="percentage">
            <text:p>3.7%</text:p>
          </table:table-cell>
        </table:table-row>
        <table:table-row table:style-name="ro3">
          <table:table-cell office:value-type="string" calcext:value-type="string">
            <text:p>Healthcare science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5152.861" calcext:value-type="float">
            <text:p>5,153</text:p>
          </table:table-cell>
          <table:table-cell office:value-type="float" office:value="5158.417" calcext:value-type="float">
            <text:p>5,158</text:p>
          </table:table-cell>
          <table:table-cell office:value-type="float" office:value="5593.806" calcext:value-type="float">
            <text:p>5,594</text:p>
          </table:table-cell>
          <table:table-cell office:value-type="float" office:value="5627.972" calcext:value-type="float">
            <text:p>5,628</text:p>
          </table:table-cell>
          <table:table-cell office:value-type="float" office:value="5570.674" calcext:value-type="float">
            <text:p>5,571</text:p>
          </table:table-cell>
          <table:table-cell office:value-type="float" office:value="5474.426" calcext:value-type="float">
            <text:p>5,474</text:p>
          </table:table-cell>
          <table:table-cell office:value-type="float" office:value="5426.131" calcext:value-type="float">
            <text:p>5,426</text:p>
          </table:table-cell>
          <table:table-cell office:value-type="float" office:value="5376.05" calcext:value-type="float">
            <text:p>5,376</text:p>
          </table:table-cell>
          <table:table-cell office:value-type="float" office:value="5356.923" calcext:value-type="float">
            <text:p>5,357</text:p>
          </table:table-cell>
          <table:table-cell office:value-type="float" office:value="5307.607" calcext:value-type="float">
            <text:p>5,308</text:p>
          </table:table-cell>
          <table:table-cell office:value-type="float" office:value="5273.998" calcext:value-type="float">
            <text:p>5,274</text:p>
          </table:table-cell>
          <table:table-cell office:value-type="float" office:value="5271.409" calcext:value-type="float">
            <text:p>5,271</text:p>
          </table:table-cell>
          <table:table-cell office:value-type="float" office:value="5273.548" calcext:value-type="float">
            <text:p>5,274</text:p>
          </table:table-cell>
          <table:table-cell office:value-type="float" office:value="5288.324" calcext:value-type="float">
            <text:p>5,288</text:p>
          </table:table-cell>
          <table:table-cell office:value-type="float" office:value="5324.362" calcext:value-type="float">
            <text:p>5,324</text:p>
          </table:table-cell>
          <table:table-cell office:value-type="float" office:value="5356.938" calcext:value-type="float">
            <text:p>5,357</text:p>
          </table:table-cell>
          <table:table-cell office:value-type="float" office:value="5371.027" calcext:value-type="float">
            <text:p>5,371</text:p>
          </table:table-cell>
          <table:table-cell office:value-type="float" office:value="5374.691" calcext:value-type="float">
            <text:p>5,375</text:p>
          </table:table-cell>
          <table:table-cell office:value-type="float" office:value="5393.134" calcext:value-type="float">
            <text:p>5,393</text:p>
          </table:table-cell>
          <table:table-cell office:value-type="float" office:value="5404.333" calcext:value-type="float">
            <text:p>5,404</text:p>
          </table:table-cell>
          <table:table-cell office:value-type="float" office:value="5419.617" calcext:value-type="float">
            <text:p>5,420</text:p>
          </table:table-cell>
          <table:table-cell office:value-type="float" office:value="5429.847" calcext:value-type="float">
            <text:p>5,430</text:p>
          </table:table-cell>
          <table:table-cell office:value-type="float" office:value="5425.302" calcext:value-type="float">
            <text:p>5,425</text:p>
          </table:table-cell>
          <table:table-cell office:value-type="float" office:value="5443.802" calcext:value-type="float">
            <text:p>5,444</text:p>
          </table:table-cell>
          <table:table-cell office:value-type="float" office:value="5458.096" calcext:value-type="float">
            <text:p>5,458</text:p>
          </table:table-cell>
          <table:table-cell office:value-type="float" office:value="5447.522" calcext:value-type="float">
            <text:p>5,448</text:p>
          </table:table-cell>
          <table:table-cell office:value-type="float" office:value="5450.8" calcext:value-type="float">
            <text:p>5,451</text:p>
          </table:table-cell>
          <table:table-cell office:value-type="float" office:value="5485.497" calcext:value-type="float">
            <text:p>5,485</text:p>
          </table:table-cell>
          <table:table-cell office:value-type="float" office:value="5492.398" calcext:value-type="float">
            <text:p>5,492</text:p>
          </table:table-cell>
          <table:table-cell office:value-type="float" office:value="5472.52" calcext:value-type="float">
            <text:p>5,473</text:p>
          </table:table-cell>
          <table:table-cell office:value-type="percentage" office:value="-0.00361918418876412" calcext:value-type="percentage">
            <text:p>-0.4%</text:p>
          </table:table-cell>
          <table:table-cell office:value-type="percentage" office:value="0.00458887545566599" calcext:value-type="percentage">
            <text:p>0.5%</text:p>
          </table:table-cell>
        </table:table-row>
        <table:table-row table:style-name="ro3">
          <table:table-cell office:value-type="string" calcext:value-type="string">
            <text:p>Ambulance services<text:span text:style-name="T1">8,9</text:span></text:p>
          </table:table-cell>
          <table:table-cell office:value-type="float" office:value="2873.768" calcext:value-type="float">
            <text:p>2,874</text:p>
          </table:table-cell>
          <table:table-cell office:value-type="float" office:value="3091.278" calcext:value-type="float">
            <text:p>3,091</text:p>
          </table:table-cell>
          <table:table-cell office:value-type="float" office:value="3139.349" calcext:value-type="float">
            <text:p>3,139</text:p>
          </table:table-cell>
          <table:table-cell office:value-type="float" office:value="3240.604" calcext:value-type="float">
            <text:p>3,241</text:p>
          </table:table-cell>
          <table:table-cell office:value-type="string" calcext:value-type="string">
            <text:p>..</text:p>
          </table:table-cell>
          <table:table-cell office:value-type="float" office:value="3529.76" calcext:value-type="float">
            <text:p>3,530</text:p>
          </table:table-cell>
          <table:table-cell office:value-type="float" office:value="3557.708" calcext:value-type="float">
            <text:p>3,558</text:p>
          </table:table-cell>
          <table:table-cell office:value-type="float" office:value="3703.531" calcext:value-type="float">
            <text:p>3,704</text:p>
          </table:table-cell>
          <table:table-cell office:value-type="float" office:value="3698.268" calcext:value-type="float">
            <text:p>3,698</text:p>
          </table:table-cell>
          <table:table-cell office:value-type="float" office:value="3698.422" calcext:value-type="float">
            <text:p>3,698</text:p>
          </table:table-cell>
          <table:table-cell office:value-type="float" office:value="3662.941" calcext:value-type="float">
            <text:p>3,663</text:p>
          </table:table-cell>
          <table:table-cell office:value-type="float" office:value="3642.808" calcext:value-type="float">
            <text:p>3,643</text:p>
          </table:table-cell>
          <table:table-cell office:value-type="float" office:value="3628.157" calcext:value-type="float">
            <text:p>3,628</text:p>
          </table:table-cell>
          <table:table-cell office:value-type="float" office:value="3608.884" calcext:value-type="float">
            <text:p>3,609</text:p>
          </table:table-cell>
          <table:table-cell office:value-type="float" office:value="3611.9" calcext:value-type="float">
            <text:p>3,612</text:p>
          </table:table-cell>
          <table:table-cell office:value-type="float" office:value="3639.656" calcext:value-type="float">
            <text:p>3,640</text:p>
          </table:table-cell>
          <table:table-cell office:value-type="float" office:value="3661.83" calcext:value-type="float">
            <text:p>3,662</text:p>
          </table:table-cell>
          <table:table-cell office:value-type="float" office:value="3670.134" calcext:value-type="float">
            <text:p>3,670</text:p>
          </table:table-cell>
          <table:table-cell office:value-type="float" office:value="2324.607" calcext:value-type="float">
            <text:p>2,325</text:p>
          </table:table-cell>
          <table:table-cell office:value-type="float" office:value="2337.73" calcext:value-type="float">
            <text:p>2,338</text:p>
          </table:table-cell>
          <table:table-cell office:value-type="float" office:value="2341.542" calcext:value-type="float">
            <text:p>2,342</text:p>
          </table:table-cell>
          <table:table-cell office:value-type="float" office:value="2388.85" calcext:value-type="float">
            <text:p>2,389</text:p>
          </table:table-cell>
          <table:table-cell office:value-type="float" office:value="2402.243" calcext:value-type="float">
            <text:p>2,402</text:p>
          </table:table-cell>
          <table:table-cell office:value-type="float" office:value="2384.978" calcext:value-type="float">
            <text:p>2,385</text:p>
          </table:table-cell>
          <table:table-cell office:value-type="float" office:value="2432.65" calcext:value-type="float">
            <text:p>2,433</text:p>
          </table:table-cell>
          <table:table-cell office:value-type="float" office:value="2437.105" calcext:value-type="float">
            <text:p>2,437</text:p>
          </table:table-cell>
          <table:table-cell office:value-type="float" office:value="2444.618" calcext:value-type="float">
            <text:p>2,445</text:p>
          </table:table-cell>
          <table:table-cell office:value-type="float" office:value="2440.45" calcext:value-type="float">
            <text:p>2,440</text:p>
          </table:table-cell>
          <table:table-cell office:value-type="float" office:value="2451.664" calcext:value-type="float">
            <text:p>2,452</text:p>
          </table:table-cell>
          <table:table-cell office:value-type="float" office:value="2482.165" calcext:value-type="float">
            <text:p>2,482</text:p>
          </table:table-cell>
          <table:table-cell office:value-type="float" office:value="2519.518" calcext:value-type="float">
            <text:p>2,520</text:p>
          </table:table-cell>
          <table:table-cell office:value-type="float" office:value="2554.902" calcext:value-type="float">
            <text:p>2,555</text:p>
          </table:table-cell>
          <table:table-cell office:value-type="float" office:value="2574.521" calcext:value-type="float">
            <text:p>2,575</text:p>
          </table:table-cell>
          <table:table-cell office:value-type="float" office:value="2562.659" calcext:value-type="float">
            <text:p>2,563</text:p>
          </table:table-cell>
          <table:table-cell office:value-type="float" office:value="2565.732" calcext:value-type="float">
            <text:p>2,566</text:p>
          </table:table-cell>
          <table:table-cell office:value-type="percentage" office:value="0.00119914510670357" calcext:value-type="percentage">
            <text:p>0.1%</text:p>
          </table:table-cell>
          <table:table-cell office:value-type="percentage" office:value="0.0183423972362968" calcext:value-type="percentage">
            <text:p>1.8%</text:p>
          </table:table-cell>
        </table:table-row>
        <table:table-row table:style-name="ro3">
          <table:table-cell office:value-type="string" calcext:value-type="string">
            <text:p>Administrative services<text:span text:style-name="T1">10</text:span></text:p>
          </table:table-cell>
          <table:table-cell office:value-type="float" office:value="21106.937" calcext:value-type="float">
            <text:p>21,107</text:p>
          </table:table-cell>
          <table:table-cell office:value-type="float" office:value="22318.509" calcext:value-type="float">
            <text:p>22,319</text:p>
          </table:table-cell>
          <table:table-cell office:value-type="float" office:value="23235.605" calcext:value-type="float">
            <text:p>23,236</text:p>
          </table:table-cell>
          <table:table-cell office:value-type="float" office:value="24275.785" calcext:value-type="float">
            <text:p>24,276</text:p>
          </table:table-cell>
          <table:table-cell office:value-type="string" calcext:value-type="string">
            <text:p>..</text:p>
          </table:table-cell>
          <table:table-cell office:value-type="float" office:value="24737.104" calcext:value-type="float">
            <text:p>24,737</text:p>
          </table:table-cell>
          <table:table-cell office:value-type="float" office:value="24966.383" calcext:value-type="float">
            <text:p>24,966</text:p>
          </table:table-cell>
          <table:table-cell office:value-type="float" office:value="26107.122" calcext:value-type="float">
            <text:p>26,107</text:p>
          </table:table-cell>
          <table:table-cell office:value-type="float" office:value="25886.456" calcext:value-type="float">
            <text:p>25,886</text:p>
          </table:table-cell>
          <table:table-cell office:value-type="float" office:value="25482.899" calcext:value-type="float">
            <text:p>25,483</text:p>
          </table:table-cell>
          <table:table-cell office:value-type="float" office:value="24983.125" calcext:value-type="float">
            <text:p>24,983</text:p>
          </table:table-cell>
          <table:table-cell office:value-type="float" office:value="24667.531" calcext:value-type="float">
            <text:p>24,668</text:p>
          </table:table-cell>
          <table:table-cell office:value-type="float" office:value="24501.765" calcext:value-type="float">
            <text:p>24,502</text:p>
          </table:table-cell>
          <table:table-cell office:value-type="float" office:value="24297.767" calcext:value-type="float">
            <text:p>24,298</text:p>
          </table:table-cell>
          <table:table-cell office:value-type="float" office:value="24089.807" calcext:value-type="float">
            <text:p>24,090</text:p>
          </table:table-cell>
          <table:table-cell office:value-type="float" office:value="24137.09" calcext:value-type="float">
            <text:p>24,137</text:p>
          </table:table-cell>
          <table:table-cell office:value-type="float" office:value="24222.21" calcext:value-type="float">
            <text:p>24,222</text:p>
          </table:table-cell>
          <table:table-cell office:value-type="float" office:value="24381.85" calcext:value-type="float">
            <text:p>24,382</text:p>
          </table:table-cell>
          <table:table-cell office:value-type="float" office:value="24443.704" calcext:value-type="float">
            <text:p>24,444</text:p>
          </table:table-cell>
          <table:table-cell office:value-type="float" office:value="24503.394" calcext:value-type="float">
            <text:p>24,503</text:p>
          </table:table-cell>
          <table:table-cell office:value-type="float" office:value="24668.071" calcext:value-type="float">
            <text:p>24,668</text:p>
          </table:table-cell>
          <table:table-cell office:value-type="float" office:value="24750.913" calcext:value-type="float">
            <text:p>24,751</text:p>
          </table:table-cell>
          <table:table-cell office:value-type="float" office:value="24789.25" calcext:value-type="float">
            <text:p>24,789</text:p>
          </table:table-cell>
          <table:table-cell office:value-type="float" office:value="24899.324" calcext:value-type="float">
            <text:p>24,899</text:p>
          </table:table-cell>
          <table:table-cell office:value-type="float" office:value="25040.842" calcext:value-type="float">
            <text:p>25,041</text:p>
          </table:table-cell>
          <table:table-cell office:value-type="float" office:value="25144.247" calcext:value-type="float">
            <text:p>25,144</text:p>
          </table:table-cell>
          <table:table-cell office:value-type="float" office:value="25161.086" calcext:value-type="float">
            <text:p>25,161</text:p>
          </table:table-cell>
          <table:table-cell office:value-type="float" office:value="25191.601" calcext:value-type="float">
            <text:p>25,192</text:p>
          </table:table-cell>
          <table:table-cell office:value-type="float" office:value="25245.065" calcext:value-type="float">
            <text:p>25,245</text:p>
          </table:table-cell>
          <table:table-cell office:value-type="float" office:value="25199.919" calcext:value-type="float">
            <text:p>25,200</text:p>
          </table:table-cell>
          <table:table-cell office:value-type="float" office:value="25151.449" calcext:value-type="float">
            <text:p>25,151</text:p>
          </table:table-cell>
          <table:table-cell office:value-type="float" office:value="25224.702" calcext:value-type="float">
            <text:p>25,225</text:p>
          </table:table-cell>
          <table:table-cell office:value-type="float" office:value="25188.284" calcext:value-type="float">
            <text:p>25,188</text:p>
          </table:table-cell>
          <table:table-cell office:value-type="float" office:value="25211.372" calcext:value-type="float">
            <text:p>25,211</text:p>
          </table:table-cell>
          <table:table-cell office:value-type="float" office:value="25255.122" calcext:value-type="float">
            <text:p>25,255</text:p>
          </table:table-cell>
          <table:table-cell office:value-type="percentage" office:value="0.00173532800991553" calcext:value-type="percentage">
            <text:p>0.2%</text:p>
          </table:table-cell>
          <table:table-cell office:value-type="percentage" office:value="0.00412194939544035" calcext:value-type="percentage">
            <text:p>0.4%</text:p>
          </table:table-cell>
        </table:table-row>
        <table:table-row table:style-name="ro3">
          <table:table-cell office:value-type="string" calcext:value-type="string">
            <text:p>Support services</text:p>
          </table:table-cell>
          <table:table-cell office:value-type="float" office:value="11599.166" calcext:value-type="float">
            <text:p>11,599</text:p>
          </table:table-cell>
          <table:table-cell office:value-type="float" office:value="12341.039" calcext:value-type="float">
            <text:p>12,341</text:p>
          </table:table-cell>
          <table:table-cell office:value-type="float" office:value="12246.047" calcext:value-type="float">
            <text:p>12,246</text:p>
          </table:table-cell>
          <table:table-cell office:value-type="float" office:value="12506.712" calcext:value-type="float">
            <text:p>12,507</text:p>
          </table:table-cell>
          <table:table-cell office:value-type="float" office:value="12644.959" calcext:value-type="float">
            <text:p>12,645</text:p>
          </table:table-cell>
          <table:table-cell office:value-type="float" office:value="13961.673" calcext:value-type="float">
            <text:p>13,962</text:p>
          </table:table-cell>
          <table:table-cell office:value-type="float" office:value="14367.647" calcext:value-type="float">
            <text:p>14,368</text:p>
          </table:table-cell>
          <table:table-cell office:value-type="float" office:value="14760.956" calcext:value-type="float">
            <text:p>14,761</text:p>
          </table:table-cell>
          <table:table-cell office:value-type="float" office:value="14410.755" calcext:value-type="float">
            <text:p>14,411</text:p>
          </table:table-cell>
          <table:table-cell office:value-type="float" office:value="14183.976" calcext:value-type="float">
            <text:p>14,184</text:p>
          </table:table-cell>
          <table:table-cell office:value-type="float" office:value="14011.602" calcext:value-type="float">
            <text:p>14,012</text:p>
          </table:table-cell>
          <table:table-cell office:value-type="float" office:value="13767.265" calcext:value-type="float">
            <text:p>13,767</text:p>
          </table:table-cell>
          <table:table-cell office:value-type="float" office:value="13735.683" calcext:value-type="float">
            <text:p>13,736</text:p>
          </table:table-cell>
          <table:table-cell office:value-type="float" office:value="13710.099" calcext:value-type="float">
            <text:p>13,710</text:p>
          </table:table-cell>
          <table:table-cell office:value-type="float" office:value="13713.822" calcext:value-type="float">
            <text:p>13,714</text:p>
          </table:table-cell>
          <table:table-cell office:value-type="float" office:value="13703.336" calcext:value-type="float">
            <text:p>13,703</text:p>
          </table:table-cell>
          <table:table-cell office:value-type="float" office:value="13708.128" calcext:value-type="float">
            <text:p>13,708</text:p>
          </table:table-cell>
          <table:table-cell office:value-type="float" office:value="13755.869" calcext:value-type="float">
            <text:p>13,756</text:p>
          </table:table-cell>
          <table:table-cell office:value-type="float" office:value="13786.856" calcext:value-type="float">
            <text:p>13,787</text:p>
          </table:table-cell>
          <table:table-cell office:value-type="float" office:value="13777.178" calcext:value-type="float">
            <text:p>13,777</text:p>
          </table:table-cell>
          <table:table-cell office:value-type="float" office:value="13823.864" calcext:value-type="float">
            <text:p>13,824</text:p>
          </table:table-cell>
          <table:table-cell office:value-type="float" office:value="13837.758" calcext:value-type="float">
            <text:p>13,838</text:p>
          </table:table-cell>
          <table:table-cell office:value-type="float" office:value="13858.556" calcext:value-type="float">
            <text:p>13,859</text:p>
          </table:table-cell>
          <table:table-cell office:value-type="float" office:value="13855.869" calcext:value-type="float">
            <text:p>13,856</text:p>
          </table:table-cell>
          <table:table-cell office:value-type="float" office:value="13852.592" calcext:value-type="float">
            <text:p>13,853</text:p>
          </table:table-cell>
          <table:table-cell office:value-type="float" office:value="13799.15" calcext:value-type="float">
            <text:p>13,799</text:p>
          </table:table-cell>
          <table:table-cell office:value-type="float" office:value="13828.845" calcext:value-type="float">
            <text:p>13,829</text:p>
          </table:table-cell>
          <table:table-cell office:value-type="float" office:value="13827.753" calcext:value-type="float">
            <text:p>13,828</text:p>
          </table:table-cell>
          <table:table-cell office:value-type="float" office:value="13838.798" calcext:value-type="float">
            <text:p>13,839</text:p>
          </table:table-cell>
          <table:table-cell office:value-type="float" office:value="13816.166" calcext:value-type="float">
            <text:p>13,816</text:p>
          </table:table-cell>
          <table:table-cell office:value-type="float" office:value="13820.109" calcext:value-type="float">
            <text:p>13,820</text:p>
          </table:table-cell>
          <table:table-cell office:value-type="float" office:value="13767.51" calcext:value-type="float">
            <text:p>13,768</text:p>
          </table:table-cell>
          <table:table-cell office:value-type="float" office:value="13709.193" calcext:value-type="float">
            <text:p>13,709</text:p>
          </table:table-cell>
          <table:table-cell office:value-type="float" office:value="13717.336" calcext:value-type="float">
            <text:p>13,717</text:p>
          </table:table-cell>
          <table:table-cell office:value-type="float" office:value="13842.722" calcext:value-type="float">
            <text:p>13,843</text:p>
          </table:table-cell>
          <table:table-cell office:value-type="percentage" office:value="0.0091406961235039" calcext:value-type="percentage">
            <text:p>0.9%</text:p>
          </table:table-cell>
          <table:table-cell office:value-type="percentage" office:value="0.00163623890375969" calcext:value-type="percentage">
            <text:p>0.2%</text:p>
          </table:table-cell>
        </table:table-row>
        <table:table-row table:style-name="ro3">
          <table:table-cell table:style-name="ce13" office:value-type="string" calcext:value-type="string">
            <text:p>Unallocated / not known<text:span text:style-name="T1">11</text:span>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9" office:value-type="float" office:value="2513.213" calcext:value-type="float">
            <text:p>2,513</text:p>
          </table:table-cell>
          <table:table-cell table:style-name="ce19" office:value-type="float" office:value="1429.404" calcext:value-type="float">
            <text:p>1,429</text:p>
          </table:table-cell>
          <table:table-cell table:style-name="ce19" office:value-type="float" office:value="567.191" calcext:value-type="float">
            <text:p>567</text:p>
          </table:table-cell>
          <table:table-cell table:style-name="ce19" office:value-type="float" office:value="260.956" calcext:value-type="float">
            <text:p>261</text:p>
          </table:table-cell>
          <table:table-cell table:style-name="ce19" office:value-type="float" office:value="69.261" calcext:value-type="float">
            <text:p>69</text:p>
          </table:table-cell>
          <table:table-cell table:style-name="ce19" office:value-type="float" office:value="68.947" calcext:value-type="float">
            <text:p>69</text:p>
          </table:table-cell>
          <table:table-cell table:style-name="ce19" office:value-type="float" office:value="40.549" calcext:value-type="float">
            <text:p>41</text:p>
          </table:table-cell>
          <table:table-cell table:style-name="ce19" office:value-type="float" office:value="273.672" calcext:value-type="float">
            <text:p>274</text:p>
          </table:table-cell>
          <table:table-cell table:style-name="ce19" office:value-type="float" office:value="191.673" calcext:value-type="float">
            <text:p>192</text:p>
          </table:table-cell>
          <table:table-cell table:style-name="ce19" office:value-type="float" office:value="1170.003" calcext:value-type="float">
            <text:p>1,170</text:p>
          </table:table-cell>
          <table:table-cell table:style-name="ce19" office:value-type="float" office:value="1133.187" calcext:value-type="float">
            <text:p>1,133</text:p>
          </table:table-cell>
          <table:table-cell table:style-name="ce19" office:value-type="float" office:value="1147.893" calcext:value-type="float">
            <text:p>1,148</text:p>
          </table:table-cell>
          <table:table-cell table:style-name="ce19" office:value-type="float" office:value="1150.719" calcext:value-type="float">
            <text:p>1,151</text:p>
          </table:table-cell>
          <table:table-cell table:style-name="ce19" office:value-type="float" office:value="1153.557" calcext:value-type="float">
            <text:p>1,154</text:p>
          </table:table-cell>
          <table:table-cell table:style-name="ce19" office:value-type="float" office:value="1135.276" calcext:value-type="float">
            <text:p>1,135</text:p>
          </table:table-cell>
          <table:table-cell table:style-name="ce19" office:value-type="float" office:value="1137.951" calcext:value-type="float">
            <text:p>1,138</text:p>
          </table:table-cell>
          <table:table-cell table:style-name="ce19" office:value-type="float" office:value="1139.896" calcext:value-type="float">
            <text:p>1,140</text:p>
          </table:table-cell>
          <table:table-cell table:style-name="ce19" office:value-type="float" office:value="1109.54" calcext:value-type="float">
            <text:p>1,110</text:p>
          </table:table-cell>
          <table:table-cell table:style-name="ce19" office:value-type="float" office:value="1083.859" calcext:value-type="float">
            <text:p>1,084</text:p>
          </table:table-cell>
          <table:table-cell table:style-name="ce19" office:value-type="float" office:value="1085.709" calcext:value-type="float">
            <text:p>1,086</text:p>
          </table:table-cell>
          <table:table-cell table:style-name="ce19" office:value-type="float" office:value="1041" calcext:value-type="float">
            <text:p>1,041</text:p>
          </table:table-cell>
          <table:table-cell table:style-name="ce19" office:value-type="float" office:value="1036.46" calcext:value-type="float">
            <text:p>1,036</text:p>
          </table:table-cell>
          <table:table-cell table:style-name="ce19" office:value-type="float" office:value="1013.96" calcext:value-type="float">
            <text:p>1,014</text:p>
          </table:table-cell>
          <table:table-cell table:style-name="ce19" office:value-type="float" office:value="933.265" calcext:value-type="float">
            <text:p>933</text:p>
          </table:table-cell>
          <table:table-cell table:style-name="ce19" office:value-type="float" office:value="903.313" calcext:value-type="float">
            <text:p>903</text:p>
          </table:table-cell>
          <table:table-cell table:style-name="ce19" office:value-type="float" office:value="854.035" calcext:value-type="float">
            <text:p>854</text:p>
          </table:table-cell>
          <table:table-cell table:style-name="ce19" office:value-type="float" office:value="788.318" calcext:value-type="float">
            <text:p>788</text:p>
          </table:table-cell>
          <table:table-cell table:style-name="ce19" office:value-type="float" office:value="770.837" calcext:value-type="float">
            <text:p>771</text:p>
          </table:table-cell>
          <table:table-cell table:style-name="ce19" office:value-type="float" office:value="756.593" calcext:value-type="float">
            <text:p>757</text:p>
          </table:table-cell>
          <table:table-cell table:style-name="ce19" office:value-type="float" office:value="739.775" calcext:value-type="float">
            <text:p>740</text:p>
          </table:table-cell>
          <table:table-cell table:style-name="ce31" office:value-type="percentage" office:value="-0.0222285958236464" calcext:value-type="percentage">
            <text:p>-2.2%</text:p>
          </table:table-cell>
          <table:table-cell table:style-name="ce31" office:value-type="percentage" office:value="-0.133788427874736" calcext:value-type="percentage">
            <text:p>-13.4%</text:p>
          </table:table-cell>
        </table:table-row>
        <table:table-row table:style-name="ro1">
          <table:table-cell table:style-name="Default" table:number-columns-repeated="38"/>
        </table:table-row>
        <table:table-row table:style-name="ro1">
          <table:table-cell table:style-name="Default" office:value-type="string" calcext:value-type="string">
            <text:p>From trends</text:p>
          </table:table-cell>
          <table:table-cell table:style-name="Default" office:value-type="string" calcext:value-type="string">
            <text:p>https://www.isdscotland.org/Health-Topics/Workforce/Publications/2017-09-05/Overall_Trend_J2017.xls</text:p>
          </table:table-cell>
          <table:table-cell table:style-name="Default" table:number-columns-repeated="36"/>
        </table:table-row>
        <table:table-row table:style-name="ro1">
          <table:table-cell table:style-name="Default" office:value-type="string" calcext:value-type="string">
            <text:p>On this page</text:p>
          </table:table-cell>
          <table:table-cell table:style-name="Default" office:value-type="string" calcext:value-type="string">
            <text:p><text:a xlink:href="http://www.isdscotland.org/Health-Topics/Workforce/Publications/data-tables2017.asp" xlink:type="simple">http://www.isdscotland.org/Health-Topics/Workforce/Publications/data-tables2017.asp</text:a></text:p>
          </table:table-cell>
          <table:table-cell table:style-name="Default" table:number-columns-repeated="36"/>
        </table:table-row>
        <table:table-row table:style-name="ro1">
          <table:table-cell table:style-name="Default" table:number-columns-repeated="38"/>
        </table:table-row>
        <table:table-row table:style-name="ro1">
          <table:table-cell table:style-name="Default" office:value-type="string" calcext:value-type="string">
            <text:p>Below from HCHS by speciality tab of medical trend spreadsheet</text:p>
          </table:table-cell>
          <table:table-cell table:style-name="Default" office:value-type="string" calcext:value-type="string">
            <text:p><text:a xlink:href="https://www.isdscotland.org/Health-Topics/Workforce/Publications/2017-09-05/Medical_Trend_J2017.xls" xlink:type="simple">https://www.isdscotland.org/Health-Topics/Workforce/Publications/2017-09-05/Medical_Trend_J2017.xls</text:a></text:p>
          </table:table-cell>
          <table:table-cell table:style-name="Default" table:number-columns-repeated="36"/>
        </table:table-row>
        <table:table-row table:style-name="ro3">
          <table:table-cell table:style-name="ce14" office:value-type="string" calcext:value-type="string">
            <text:p>Emergency medicine</text:p>
          </table:table-cell>
          <table:table-cell table:style-name="ce20" office:value-type="float" office:value="361.486" calcext:value-type="float">
            <text:p>361.5</text:p>
          </table:table-cell>
          <table:table-cell table:style-name="ce20" office:value-type="float" office:value="386.746" calcext:value-type="float">
            <text:p>386.7</text:p>
          </table:table-cell>
          <table:table-cell table:style-name="ce20" office:value-type="float" office:value="389.902" calcext:value-type="float">
            <text:p>389.9</text:p>
          </table:table-cell>
          <table:table-cell table:style-name="ce20" office:value-type="float" office:value="397.686" calcext:value-type="float">
            <text:p>397.7</text:p>
          </table:table-cell>
          <table:table-cell table:style-name="ce20" office:value-type="float" office:value="459.14" calcext:value-type="float">
            <text:p>459.1</text:p>
          </table:table-cell>
          <table:table-cell table:style-name="ce20" office:value-type="float" office:value="419.98" calcext:value-type="float">
            <text:p>420.0</text:p>
          </table:table-cell>
          <table:table-cell table:style-name="ce20" office:value-type="float" office:value="736.95" calcext:value-type="float">
            <text:p>737.0</text:p>
          </table:table-cell>
          <table:table-cell table:style-name="ce20" office:value-type="float" office:value="606.027" calcext:value-type="float">
            <text:p>606.0</text:p>
          </table:table-cell>
          <table:table-cell table:style-name="ce20" office:value-type="float" office:value="533.705" calcext:value-type="float">
            <text:p>533.7</text:p>
          </table:table-cell>
          <table:table-cell table:style-name="ce20" office:value-type="float" office:value="523.897" calcext:value-type="float">
            <text:p>523.9</text:p>
          </table:table-cell>
          <table:table-cell table:style-name="ce20" office:value-type="float" office:value="514.986" calcext:value-type="float">
            <text:p>515.0</text:p>
          </table:table-cell>
          <table:table-cell table:style-name="ce20" office:value-type="float" office:value="475.558" calcext:value-type="float">
            <text:p>475.6</text:p>
          </table:table-cell>
          <table:table-cell table:style-name="ce20" office:value-type="float" office:value="474.106" calcext:value-type="float">
            <text:p>474.1</text:p>
          </table:table-cell>
          <table:table-cell table:style-name="ce20" office:value-type="float" office:value="478.515" calcext:value-type="float">
            <text:p>478.5</text:p>
          </table:table-cell>
          <table:table-cell table:style-name="ce20" office:value-type="float" office:value="475.033" calcext:value-type="float">
            <text:p>475.0</text:p>
          </table:table-cell>
          <table:table-cell table:style-name="ce20" office:value-type="float" office:value="465.81" calcext:value-type="float">
            <text:p>465.8</text:p>
          </table:table-cell>
          <table:table-cell table:style-name="ce20" office:value-type="float" office:value="462.756" calcext:value-type="float">
            <text:p>462.8</text:p>
          </table:table-cell>
          <table:table-cell table:style-name="ce20" office:value-type="float" office:value="462.245" calcext:value-type="float">
            <text:p>462.2</text:p>
          </table:table-cell>
          <table:table-cell table:style-name="ce20" office:value-type="float" office:value="465.332" calcext:value-type="float">
            <text:p>465.3</text:p>
          </table:table-cell>
          <table:table-cell table:style-name="ce20" office:value-type="float" office:value="477.054" calcext:value-type="float">
            <text:p>477.1</text:p>
          </table:table-cell>
          <table:table-cell table:style-name="ce20" office:value-type="float" office:value="511.763" calcext:value-type="float">
            <text:p>511.8</text:p>
          </table:table-cell>
          <table:table-cell table:style-name="ce20" office:value-type="float" office:value="534.26" calcext:value-type="float">
            <text:p>534.3</text:p>
          </table:table-cell>
          <table:table-cell table:style-name="ce20" office:value-type="float" office:value="532.531" calcext:value-type="float">
            <text:p>532.5</text:p>
          </table:table-cell>
          <table:table-cell table:style-name="ce20" office:value-type="float" office:value="580.396" calcext:value-type="float">
            <text:p>580.4</text:p>
          </table:table-cell>
          <table:table-cell table:style-name="ce20" office:value-type="float" office:value="571.499" calcext:value-type="float">
            <text:p>571.5</text:p>
          </table:table-cell>
          <table:table-cell table:style-name="ce20" office:value-type="float" office:value="554.813" calcext:value-type="float">
            <text:p>554.8</text:p>
          </table:table-cell>
          <table:table-cell table:style-name="ce20" office:value-type="float" office:value="570.872" calcext:value-type="float">
            <text:p>570.9</text:p>
          </table:table-cell>
          <table:table-cell table:style-name="ce20" office:value-type="float" office:value="562.639" calcext:value-type="float">
            <text:p>562.6</text:p>
          </table:table-cell>
          <table:table-cell table:style-name="ce20" office:value-type="float" office:value="584.981" calcext:value-type="float">
            <text:p>585.0</text:p>
          </table:table-cell>
          <table:table-cell table:style-name="ce20" office:value-type="float" office:value="587.235" calcext:value-type="float">
            <text:p>587.2</text:p>
          </table:table-cell>
          <table:table-cell table:style-name="ce20" office:value-type="float" office:value="629.093" calcext:value-type="float">
            <text:p>629.1</text:p>
          </table:table-cell>
          <table:table-cell table:style-name="ce20" office:value-type="float" office:value="646.395" calcext:value-type="float">
            <text:p>646.4</text:p>
          </table:table-cell>
          <table:table-cell table:style-name="ce20" office:value-type="float" office:value="652.567" calcext:value-type="float">
            <text:p>652.6</text:p>
          </table:table-cell>
          <table:table-cell table:style-name="ce20" office:value-type="float" office:value="644.861" calcext:value-type="float">
            <text:p>644.9</text:p>
          </table:table-cell>
          <table:table-cell table:style-name="ce20" office:value-type="float" office:value="637.02" calcext:value-type="float">
            <text:p>637.0</text:p>
          </table:table-cell>
          <table:table-cell table:style-name="ce32" office:value-type="percentage" office:value="-0.0121592095040637" calcext:value-type="percentage">
            <text:p>-1.2%</text:p>
          </table:table-cell>
          <table:table-cell table:style-name="ce32" office:value-type="percentage" office:value="0.0126006806624774" calcext:value-type="percentage">
            <text:p>1.3%</text:p>
          </table:table-cell>
        </table:table-row>
      </table:table>
      <table:table table:name="tab nhs_growth" table:style-name="ta1">
        <table:table-column table:style-name="co4" table:default-cell-style-name="Default"/>
        <table:table-column table:style-name="co2" table:default-cell-style-name="ce2"/>
        <table:table-column table:style-name="co2" table:default-cell-style-name="ce6"/>
        <table:table-column table:style-name="co2" table:default-cell-style-name="ce35"/>
        <table:table-column table:style-name="co2" table:default-cell-style-name="Default"/>
        <table:table-row table:style-name="ro1">
          <table:table-cell table:style-name="ce33" office:value-type="string" calcext:value-type="string">
            <text:p>Growth rates</text:p>
          </table:table-cell>
          <table:table-cell table:style-name="ce34" office:value-type="string" calcext:value-type="string">
            <text:p>2002-2007</text:p>
          </table:table-cell>
          <table:table-cell table:style-name="Default" office:value-type="string" calcext:value-type="string">
            <text:p>2007-2016</text:p>
          </table:table-cell>
          <table:table-cell table:style-name="ce34" office:value-type="string" calcext:value-type="string">
            <text:p>2016-20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**All NHS staff** <text:s text:c="8"/></text:p>
          </table:table-cell>
          <table:table-cell table:style-name="ce35" table:formula="of:=([Workforce.G4]-[Workforce.B4])/[Workforce.B4]" office:value-type="percentage" office:value="0.153735417146712" calcext:value-type="percentage">
            <text:p>15.37%</text:p>
          </table:table-cell>
          <table:table-cell table:formula="of:=([Workforce.AG4]-[Workforce.G4])/[Workforce.G4]" office:value-type="percentage" office:value="0.0576406932654675" calcext:value-type="percentage">
            <text:p>5.76%</text:p>
          </table:table-cell>
          <table:table-cell table:formula="of:=[Workforce.AL4]" office:value-type="percentage" office:value="0.00583464566701109" calcext:value-type="percentage">
            <text:p>0.58%</text:p>
          </table:table-cell>
          <table:table-cell/>
        </table:table-row>
        <table:table-row table:style-name="ro1">
          <table:table-cell office:value-type="string" calcext:value-type="string">
            <text:p><text:s/>Medical staff <text:s text:c="12"/></text:p>
          </table:table-cell>
          <table:table-cell table:style-name="ce35" table:formula="of:=([Workforce.G5]-[Workforce.B5])/[Workforce.B5]" office:value-type="percentage" office:value="0.194157801457673" calcext:value-type="percentage">
            <text:p>19.42%</text:p>
          </table:table-cell>
          <table:table-cell table:formula="of:=([Workforce.AG5]-[Workforce.G5])/[Workforce.G5]" office:value-type="percentage" office:value="0.215929063724252" calcext:value-type="percentage">
            <text:p>21.59%</text:p>
          </table:table-cell>
          <table:table-cell table:formula="of:=[Workforce.AL5]" office:value-type="percentage" office:value="0.0145905177496954" calcext:value-type="percentage">
            <text:p>1.46%</text:p>
          </table:table-cell>
          <table:table-cell/>
        </table:table-row>
        <table:table-row table:style-name="ro1">
          <table:table-cell office:value-type="string" calcext:value-type="string">
            <text:p><text:s/>Emergency medical staff <text:s text:c="2"/></text:p>
          </table:table-cell>
          <table:table-cell table:style-name="ce35" table:formula="of:=([Workforce.G22]-[Workforce.B22])/[Workforce.B22]" office:value-type="percentage" office:value="0.161815395340345" calcext:value-type="percentage">
            <text:p>16.18%</text:p>
          </table:table-cell>
          <table:table-cell table:formula="of:=([Workforce.AG22]-[Workforce.G22])/[Workforce.G22]" office:value-type="percentage" office:value="0.539109005190723" calcext:value-type="percentage">
            <text:p>53.91%</text:p>
          </table:table-cell>
          <table:table-cell table:formula="of:=[Workforce.AL22]" office:value-type="percentage" office:value="0.0126006806624774" calcext:value-type="percentage">
            <text:p>1.26%</text:p>
          </table:table-cell>
          <table:table-cell/>
        </table:table-row>
        <table:table-row table:style-name="ro1">
          <table:table-cell office:value-type="string" calcext:value-type="string">
            <text:p><text:s/>Nursing and midwifery <text:s text:c="4"/></text:p>
          </table:table-cell>
          <table:table-cell table:style-name="ce35" table:formula="of:=([Workforce.G8]-[Workforce.B8])/[Workforce.B8]" office:value-type="percentage" office:value="0.072816490202673" calcext:value-type="percentage">
            <text:p>7.28%</text:p>
          </table:table-cell>
          <table:table-cell table:formula="of:=([Workforce.AG8]-[Workforce.G8])/[Workforce.G8]" office:value-type="percentage" office:value="0.037008598553034" calcext:value-type="percentage">
            <text:p>3.70%</text:p>
          </table:table-cell>
          <table:table-cell table:formula="of:=[Workforce.AL8]" office:value-type="percentage" office:value="0.00319679090270087" calcext:value-type="percentage">
            <text:p>0.32%</text:p>
          </table:table-cell>
          <table:table-cell/>
        </table:table-row>
        <table:table-row table:style-name="ro1">
          <table:table-cell office:value-type="string" calcext:value-type="string">
            <text:p><text:s/>**All inpatient stays** <text:s text:c="2"/></text:p>
          </table:table-cell>
          <table:table-cell table:style-name="ce34" office:value-type="string" calcext:value-type="string">
            <text:p><text:s/>- <text:s text:c="8"/></text:p>
          </table:table-cell>
          <table:table-cell table:formula="of:=['stays growth'.E12]" office:value-type="percentage" office:value="0.0960490622831445" calcext:value-type="percentage">
            <text:p>9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mergency inpatient stays </text:p>
          </table:table-cell>
          <table:table-cell table:style-name="ce34" office:value-type="string" calcext:value-type="string">
            <text:p><text:s/>- <text:s text:c="8"/></text:p>
          </table:table-cell>
          <table:table-cell table:formula="of:=['stays growth'.D12]" office:value-type="percentage" office:value="0.134214109594082" calcext:value-type="percentage">
            <text:p>13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Population** <text:s text:c="11"/></text:p>
          </table:table-cell>
          <table:table-cell table:style-name="ce35" table:formula="of:=([Population.B7]-[Population.B2])/[Population.B2]" office:value-type="percentage" office:value="0.0205290169759179" calcext:value-type="percentage">
            <text:p>2.05%</text:p>
          </table:table-cell>
          <table:table-cell table:formula="of:=[Population.B18]" office:value-type="percentage" office:value="0.0453965183752418" calcext:value-type="percentage">
            <text:p>4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d 75 and over</text:p>
          </table:table-cell>
          <table:table-cell table:style-name="ce35" table:formula="of:=([Population.C7]-[Population.C2])/[Population.C2]" office:value-type="percentage" office:value="0.0618225369600212" calcext:value-type="percentage">
            <text:p>6.18%</text:p>
          </table:table-cell>
          <table:table-cell table:formula="of:=[Population.C18]" office:value-type="percentage" office:value="0.144253753738216" calcext:value-type="percentage">
            <text:p>14.43%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number-columns-repeated="3"/>
        </table:table-row>
        <table:table-row table:style-name="ro1">
          <table:table-cell table:style-name="ce33" office:value-type="string" calcext:value-type="string">
            <text:p>Annual growth rates</text:p>
          </table:table-cell>
          <table:table-cell table:style-name="Default" table:number-columns-repeated="3"/>
          <table:table-cell/>
        </table:table-row>
        <table:table-row table:style-name="ro1">
          <table:table-cell table:formula="of:=[.A2]" office:value-type="string" office:string-value=" **All NHS staff**         " calcext:value-type="string">
            <text:p><text:s/>**All NHS staff** <text:s text:c="8"/></text:p>
          </table:table-cell>
          <table:table-cell table:formula="of:=[.B2]/5" office:value-type="percentage" office:value="0.0307470834293424" calcext:value-type="percentage">
            <text:p>3.1%</text:p>
          </table:table-cell>
          <table:table-cell table:style-name="ce2" table:formula="of:=[.C2]/9" office:value-type="percentage" office:value="0.00640452147394084" calcext:value-type="percentage">
            <text:p>0.6%</text:p>
          </table:table-cell>
          <table:table-cell table:style-name="ce6" table:formula="of:=[.D2]" office:value-type="percentage" office:value="0.00583464566701109" calcext:value-type="percentage">
            <text:p>0.58%</text:p>
          </table:table-cell>
          <table:table-cell/>
        </table:table-row>
        <table:table-row table:style-name="ro1">
          <table:table-cell table:formula="of:=[.A3]" office:value-type="string" office:string-value=" Medical staff             " calcext:value-type="string">
            <text:p><text:s/>Medical staff <text:s text:c="12"/></text:p>
          </table:table-cell>
          <table:table-cell table:formula="of:=[.B3]/5" office:value-type="percentage" office:value="0.0388315602915346" calcext:value-type="percentage">
            <text:p>3.9%</text:p>
          </table:table-cell>
          <table:table-cell table:style-name="ce2" table:formula="of:=[.C3]/9" office:value-type="percentage" office:value="0.0239921181915836" calcext:value-type="percentage">
            <text:p>2.4%</text:p>
          </table:table-cell>
          <table:table-cell table:style-name="ce6" table:formula="of:=[.D3]" office:value-type="percentage" office:value="0.0145905177496954" calcext:value-type="percentage">
            <text:p>1.46%</text:p>
          </table:table-cell>
          <table:table-cell/>
        </table:table-row>
        <table:table-row table:style-name="ro1">
          <table:table-cell table:formula="of:=[.A4]" office:value-type="string" office:string-value=" Emergency medical staff   " calcext:value-type="string">
            <text:p><text:s/>Emergency medical staff <text:s text:c="2"/></text:p>
          </table:table-cell>
          <table:table-cell table:formula="of:=[.B4]/5" office:value-type="percentage" office:value="0.032363079068069" calcext:value-type="percentage">
            <text:p>3.2%</text:p>
          </table:table-cell>
          <table:table-cell table:style-name="ce2" table:formula="of:=[.C4]/9" office:value-type="percentage" office:value="0.059901000576747" calcext:value-type="percentage">
            <text:p>6.0%</text:p>
          </table:table-cell>
          <table:table-cell table:style-name="ce6" table:formula="of:=[.D4]" office:value-type="percentage" office:value="0.0126006806624774" calcext:value-type="percentage">
            <text:p>1.26%</text:p>
          </table:table-cell>
          <table:table-cell/>
        </table:table-row>
        <table:table-row table:style-name="ro1">
          <table:table-cell table:formula="of:=[.A5]" office:value-type="string" office:string-value=" Nursing and midwifery     " calcext:value-type="string">
            <text:p><text:s/>Nursing and midwifery <text:s text:c="4"/></text:p>
          </table:table-cell>
          <table:table-cell table:formula="of:=[.B5]/5" office:value-type="percentage" office:value="0.0145632980405346" calcext:value-type="percentage">
            <text:p>1.5%</text:p>
          </table:table-cell>
          <table:table-cell table:style-name="ce2" table:formula="of:=[.C5]/9" office:value-type="percentage" office:value="0.00411206650589267" calcext:value-type="percentage">
            <text:p>0.4%</text:p>
          </table:table-cell>
          <table:table-cell table:style-name="ce6" table:formula="of:=[.D5]" office:value-type="percentage" office:value="0.00319679090270087" calcext:value-type="percentage">
            <text:p>0.32%</text:p>
          </table:table-cell>
          <table:table-cell/>
        </table:table-row>
        <table:table-row table:style-name="ro1">
          <table:table-cell table:formula="of:=[.A6]" office:value-type="string" office:string-value=" **All inpatient stays**   " calcext:value-type="string">
            <text:p><text:s/>**All inpatient stays** <text:s text:c="2"/></text:p>
          </table:table-cell>
          <table:table-cell/>
          <table:table-cell table:style-name="ce2" table:formula="of:=[.C6]/9" office:value-type="percentage" office:value="0.0106721180314605" calcext:value-type="percentage">
            <text:p>1.1%</text:p>
          </table:table-cell>
          <table:table-cell table:style-name="ce6"/>
          <table:table-cell/>
        </table:table-row>
        <table:table-row table:style-name="ro1">
          <table:table-cell table:formula="of:=[.A7]" office:value-type="string" office:string-value=" Emergency inpatient stays " calcext:value-type="string">
            <text:p><text:s/>Emergency inpatient stays </text:p>
          </table:table-cell>
          <table:table-cell/>
          <table:table-cell table:style-name="ce2" table:formula="of:=[.C7]/9" office:value-type="percentage" office:value="0.0149126788437869" calcext:value-type="percentage">
            <text:p>1.5%</text:p>
          </table:table-cell>
          <table:table-cell table:style-name="ce2"/>
          <table:table-cell/>
        </table:table-row>
        <table:table-row table:style-name="ro1">
          <table:table-cell table:formula="of:=[.A8]" office:value-type="string" office:string-value=" **Population**            " calcext:value-type="string">
            <text:p><text:s/>**Population** <text:s text:c="11"/></text:p>
          </table:table-cell>
          <table:table-cell table:formula="of:=[.B8]/5" office:value-type="percentage" office:value="0.00410580339518358" calcext:value-type="percentage">
            <text:p>0.4%</text:p>
          </table:table-cell>
          <table:table-cell table:style-name="ce2" table:formula="of:=[.C8]/9" office:value-type="percentage" office:value="0.00504405759724909" calcext:value-type="percentage">
            <text:p>0.5%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ed 75 and over</text:p>
          </table:table-cell>
          <table:table-cell table:formula="of:=[.B9]/5" office:value-type="percentage" office:value="0.0123645073920042" calcext:value-type="percentage">
            <text:p>1.2%</text:p>
          </table:table-cell>
          <table:table-cell table:style-name="ce2" table:formula="of:=[.C9]/9" office:value-type="percentage" office:value="0.0160281948598018" calcext:value-type="percentage">
            <text:p>1.6%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See Emergency Admissions tab of Emergency admissions and bed days by NHS Board 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preadsheet available here <text:a xlink:href="http://www.isdscotland.org/Health-Topics/Hospital-Care/Inpatient-and-Day-Case-Activity/" xlink:type="simple">http://www.isdscotland.org/Health-Topics/Hospital-Care/Inpatient-and-Day-Case-Activity/</text:a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mergency admissions in 2015-16</text:p>
          </table:table-cell>
          <table:table-cell table:style-name="Default" office:value-type="float" office:value="581722" calcext:value-type="float">
            <text:p>58172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of which aged 75 and over</text:p>
          </table:table-cell>
          <table:table-cell table:style-name="Default" office:value-type="float" office:value="159573" calcext:value-type="float">
            <text:p>159573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36" table:formula="of:=[.B24]/[.B23]" office:value-type="percentage" office:value="0.274311440860067" calcext:value-type="percentage">
            <text:p>27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75+ of population</text:p>
          </table:table-cell>
          <table:table-cell table:formula="of:=[Population.C16]*1000/[Population.B16]" office:value-type="percentage" office:value="0.0818378448387515" calcext:value-type="percentage">
            <text:p>8.2%</text:p>
          </table:table-cell>
          <table:table-cell table:style-name="Default" table:number-columns-repeated="2"/>
          <table:table-cell/>
        </table:table-row>
      </table:table>
      <table:table table:name="CSV nhs_waiting_rtt" table:style-name="ta1">
        <table:table-column table:style-name="co2" table:default-cell-style-name="ce38"/>
        <table:table-column table:style-name="co2" table:default-cell-style-name="ce41"/>
        <table:table-column table:style-name="co2" table:default-cell-style-name="Default"/>
        <table:table-row table:style-name="ro4">
          <table:table-cell table:style-name="ce37" office:value-type="string" calcext:value-type="string">
            <text:p>Health Board</text:p>
          </table:table-cell>
          <table:table-cell table:style-name="ce37" office:value-type="string" calcext:value-type="string">
            <text:p>NHS Scotland</text:p>
          </table:table-cell>
          <table:table-cell table:style-name="ce33" office:value-type="string" calcext:value-type="string">
            <text:p>Target</text:p>
          </table:table-cell>
        </table:table-row>
        <table:table-row table:style-name="ro1">
          <table:table-cell office:value-type="date" office:date-value="2011-10-01" calcext:value-type="date">
            <text:p>Oct 11</text:p>
          </table:table-cell>
          <table:table-cell office:value-type="float" office:value="89.4228332488596" calcext:value-type="float">
            <text:p>8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1-11-01" calcext:value-type="date">
            <text:p>Nov 11</text:p>
          </table:table-cell>
          <table:table-cell office:value-type="float" office:value="89.5810845058524" calcext:value-type="float">
            <text:p>89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1-12-01" calcext:value-type="date">
            <text:p>Dec 11</text:p>
          </table:table-cell>
          <table:table-cell office:value-type="float" office:value="92.0101184600197" calcext:value-type="float">
            <text:p>92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1-01" calcext:value-type="date">
            <text:p>Jan 12</text:p>
          </table:table-cell>
          <table:table-cell office:value-type="float" office:value="91.4148681055156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2-01" calcext:value-type="date">
            <text:p>Feb 12</text:p>
          </table:table-cell>
          <table:table-cell office:value-type="float" office:value="91.3608648486889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3-01" calcext:value-type="date">
            <text:p>Mar 12</text:p>
          </table:table-cell>
          <table:table-cell office:value-type="float" office:value="91.5346245450052" calcext:value-type="float">
            <text:p>91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4-01" calcext:value-type="date">
            <text:p>Apr 12</text:p>
          </table:table-cell>
          <table:table-cell office:value-type="float" office:value="92.0312646945109" calcext:value-type="float">
            <text:p>92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5-01" calcext:value-type="date">
            <text:p>May 12</text:p>
          </table:table-cell>
          <table:table-cell office:value-type="float" office:value="92.4045193289047" calcext:value-type="float">
            <text:p>92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6-01" calcext:value-type="date">
            <text:p>Jun 12</text:p>
          </table:table-cell>
          <table:table-cell office:value-type="float" office:value="92.4200347631511" calcext:value-type="float">
            <text:p>92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7-01" calcext:value-type="date">
            <text:p>Jul 12</text:p>
          </table:table-cell>
          <table:table-cell office:value-type="float" office:value="91.6555272005509" calcext:value-type="float">
            <text:p>91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8-01" calcext:value-type="date">
            <text:p>Aug 12</text:p>
          </table:table-cell>
          <table:table-cell office:value-type="float" office:value="91.3818143175941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9-01" calcext:value-type="date">
            <text:p>Sep 12</text:p>
          </table:table-cell>
          <table:table-cell office:value-type="float" office:value="90.8242471835453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0-01" calcext:value-type="date">
            <text:p>Oct 12</text:p>
          </table:table-cell>
          <table:table-cell office:value-type="float" office:value="90.7893677363943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1-01" calcext:value-type="date">
            <text:p>Nov 12</text:p>
          </table:table-cell>
          <table:table-cell office:value-type="float" office:value="90.4125903120231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2-01" calcext:value-type="date">
            <text:p>Dec 12</text:p>
          </table:table-cell>
          <table:table-cell office:value-type="float" office:value="90.9273570324575" calcext:value-type="float">
            <text:p>90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1-01" calcext:value-type="date">
            <text:p>Jan 13</text:p>
          </table:table-cell>
          <table:table-cell office:value-type="float" office:value="90.5160829163688" calcext:value-type="float">
            <text:p>9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2-01" calcext:value-type="date">
            <text:p>Feb 13</text:p>
          </table:table-cell>
          <table:table-cell office:value-type="float" office:value="90.391526955125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3-01" calcext:value-type="date">
            <text:p>Mar 13</text:p>
          </table:table-cell>
          <table:table-cell office:value-type="float" office:value="90.6349819942626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4-01" calcext:value-type="date">
            <text:p>Apr 13</text:p>
          </table:table-cell>
          <table:table-cell office:value-type="float" office:value="89.9980715456562" calcext:value-type="float">
            <text:p>90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5-01" calcext:value-type="date">
            <text:p>May 13</text:p>
          </table:table-cell>
          <table:table-cell office:value-type="float" office:value="90.6472376020347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6-01" calcext:value-type="date">
            <text:p>Jun 13</text:p>
          </table:table-cell>
          <table:table-cell office:value-type="float" office:value="91.5641085279157" calcext:value-type="float">
            <text:p>9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7-01" calcext:value-type="date">
            <text:p>Jul 13</text:p>
          </table:table-cell>
          <table:table-cell office:value-type="float" office:value="91.5699102935934" calcext:value-type="float">
            <text:p>9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8-01" calcext:value-type="date">
            <text:p>Aug 13</text:p>
          </table:table-cell>
          <table:table-cell office:value-type="float" office:value="91.1457493335357" calcext:value-type="float">
            <text:p>91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9-01" calcext:value-type="date">
            <text:p>Sep 13</text:p>
          </table:table-cell>
          <table:table-cell office:value-type="float" office:value="90.873470667176" calcext:value-type="float">
            <text:p>90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0-01" calcext:value-type="date">
            <text:p>Oct 13</text:p>
          </table:table-cell>
          <table:table-cell office:value-type="float" office:value="90.6031663445815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1-01" calcext:value-type="date">
            <text:p>Nov 13</text:p>
          </table:table-cell>
          <table:table-cell office:value-type="float" office:value="89.9826597305589" calcext:value-type="float">
            <text:p>90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2-01" calcext:value-type="date">
            <text:p>Dec 13</text:p>
          </table:table-cell>
          <table:table-cell office:value-type="float" office:value="90.7636928437248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1-01" calcext:value-type="date">
            <text:p>Jan 14</text:p>
          </table:table-cell>
          <table:table-cell office:value-type="float" office:value="89.8205219476554" calcext:value-type="float">
            <text:p>8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2-01" calcext:value-type="date">
            <text:p>Feb 14</text:p>
          </table:table-cell>
          <table:table-cell office:value-type="float" office:value="89.5136163152996" calcext:value-type="float">
            <text:p>8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3-01" calcext:value-type="date">
            <text:p>Mar 14</text:p>
          </table:table-cell>
          <table:table-cell office:value-type="float" office:value="89.1570452175928" calcext:value-type="float">
            <text:p>8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4-01" calcext:value-type="date">
            <text:p>Apr 14</text:p>
          </table:table-cell>
          <table:table-cell office:value-type="float" office:value="89.3006341478075" calcext:value-type="float">
            <text:p>89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5-01" calcext:value-type="date">
            <text:p>May 14</text:p>
          </table:table-cell>
          <table:table-cell office:value-type="float" office:value="90.0556427450421" calcext:value-type="float">
            <text:p>90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6-01" calcext:value-type="date">
            <text:p>Jun 14</text:p>
          </table:table-cell>
          <table:table-cell office:value-type="float" office:value="90.3733395478909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7-01" calcext:value-type="date">
            <text:p>Jul 14</text:p>
          </table:table-cell>
          <table:table-cell office:value-type="float" office:value="89.9424839149932" calcext:value-type="float">
            <text:p>89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8-01" calcext:value-type="date">
            <text:p>Aug 14</text:p>
          </table:table-cell>
          <table:table-cell office:value-type="float" office:value="89.4522046863756" calcext:value-type="float">
            <text:p>8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9-01" calcext:value-type="date">
            <text:p>Sep 14</text:p>
          </table:table-cell>
          <table:table-cell office:value-type="float" office:value="89.431426411755" calcext:value-type="float">
            <text:p>8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0-01" calcext:value-type="date">
            <text:p>Oct 14</text:p>
          </table:table-cell>
          <table:table-cell office:value-type="float" office:value="89.078400325935" calcext:value-type="float">
            <text:p>89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1-01" calcext:value-type="date">
            <text:p>Nov 14</text:p>
          </table:table-cell>
          <table:table-cell office:value-type="float" office:value="87.7092130518234" calcext:value-type="float">
            <text:p>87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2-01" calcext:value-type="date">
            <text:p>Dec 14</text:p>
          </table:table-cell>
          <table:table-cell table:style-name="ce42" office:value-type="float" office:value="88.5922844710087" calcext:value-type="float">
            <text:p>8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1-01" calcext:value-type="date">
            <text:p>Jan 15</text:p>
          </table:table-cell>
          <table:table-cell table:style-name="ce42" office:value-type="float" office:value="87.3884598357027" calcext:value-type="float">
            <text:p>8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2-01" calcext:value-type="date">
            <text:p>Feb 15</text:p>
          </table:table-cell>
          <table:table-cell table:style-name="ce42" office:value-type="float" office:value="87.317112766087" calcext:value-type="float">
            <text:p>87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3-01" calcext:value-type="date">
            <text:p>Mar 15</text:p>
          </table:table-cell>
          <table:table-cell table:style-name="ce42" office:value-type="float" office:value="87.7760367320166" calcext:value-type="float">
            <text:p>87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4-01" calcext:value-type="date">
            <text:p>Apr 15</text:p>
          </table:table-cell>
          <table:table-cell table:style-name="ce42" office:value-type="float" office:value="87.5766174228272" calcext:value-type="float">
            <text:p>87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5-01" calcext:value-type="date">
            <text:p>May 15</text:p>
          </table:table-cell>
          <table:table-cell table:style-name="ce42" office:value-type="float" office:value="88.4562029330163" calcext:value-type="float">
            <text:p>88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6-01" calcext:value-type="date">
            <text:p>Jun 15</text:p>
          </table:table-cell>
          <table:table-cell table:style-name="ce42" office:value-type="float" office:value="88.2597682861036" calcext:value-type="float">
            <text:p>88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7-01" calcext:value-type="date">
            <text:p>Jul 15</text:p>
          </table:table-cell>
          <table:table-cell table:style-name="ce42" office:value-type="float" office:value="88.003663003663" calcext:value-type="float">
            <text:p>88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8-01" calcext:value-type="date">
            <text:p>Aug 15</text:p>
          </table:table-cell>
          <table:table-cell table:style-name="ce42" office:value-type="float" office:value="87.9219101392411" calcext:value-type="float">
            <text:p>8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9-01" calcext:value-type="date">
            <text:p>Sep 15</text:p>
          </table:table-cell>
          <table:table-cell table:style-name="ce42" office:value-type="float" office:value="87.2461289160965" calcext:value-type="float">
            <text:p>87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0-01" calcext:value-type="date">
            <text:p>Oct 15</text:p>
          </table:table-cell>
          <table:table-cell table:style-name="ce42" office:value-type="float" office:value="86.485596243071" calcext:value-type="float">
            <text:p>86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1-01" calcext:value-type="date">
            <text:p>Nov 15</text:p>
          </table:table-cell>
          <table:table-cell table:style-name="ce42" office:value-type="float" office:value="86.2747550179996" calcext:value-type="float">
            <text:p>86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2-01" calcext:value-type="date">
            <text:p>Dec 15</text:p>
          </table:table-cell>
          <table:table-cell table:style-name="ce42" office:value-type="float" office:value="87.1118374970815" calcext:value-type="float">
            <text:p>87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1-01" calcext:value-type="date">
            <text:p>Jan 16</text:p>
          </table:table-cell>
          <table:table-cell table:style-name="ce42" office:value-type="float" office:value="86.7204882728776" calcext:value-type="float">
            <text:p>86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2-01" calcext:value-type="date">
            <text:p>Feb 16</text:p>
          </table:table-cell>
          <table:table-cell table:style-name="ce42" office:value-type="float" office:value="86.2005537046596" calcext:value-type="float">
            <text:p>86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3-01" calcext:value-type="date">
            <text:p>Mar 16</text:p>
          </table:table-cell>
          <table:table-cell table:style-name="ce42" office:value-type="float" office:value="86.6007623750777" calcext:value-type="float">
            <text:p>8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4-01" calcext:value-type="date">
            <text:p>Apr 16</text:p>
          </table:table-cell>
          <table:table-cell table:style-name="ce42" office:value-type="float" office:value="86.0647846508417" calcext:value-type="float">
            <text:p>86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5-01" calcext:value-type="date">
            <text:p>May 16</text:p>
          </table:table-cell>
          <table:table-cell table:style-name="ce42" office:value-type="float" office:value="87.225135665101" calcext:value-type="float">
            <text:p>87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6-01" calcext:value-type="date">
            <text:p>Jun 16</text:p>
          </table:table-cell>
          <table:table-cell table:style-name="ce42" office:value-type="float" office:value="86.9717774058128" calcext:value-type="float">
            <text:p>87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7-01" calcext:value-type="date">
            <text:p>Jul 16</text:p>
          </table:table-cell>
          <table:table-cell table:style-name="ce42" office:value-type="float" office:value="86.5942735765221" calcext:value-type="float">
            <text:p>8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8-01" calcext:value-type="date">
            <text:p>Aug 16</text:p>
          </table:table-cell>
          <table:table-cell table:style-name="ce42" office:value-type="float" office:value="85.9552316501822" calcext:value-type="float">
            <text:p>86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9-01" calcext:value-type="date">
            <text:p>Sep 16</text:p>
          </table:table-cell>
          <table:table-cell table:style-name="ce42" office:value-type="float" office:value="84.6500941202525" calcext:value-type="float">
            <text:p>8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0-01" calcext:value-type="date">
            <text:p>Oct 16</text:p>
          </table:table-cell>
          <table:table-cell table:style-name="ce42" office:value-type="float" office:value="84.17182892315" calcext:value-type="float">
            <text:p>84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1-01" calcext:value-type="date">
            <text:p>Nov 16</text:p>
          </table:table-cell>
          <table:table-cell table:style-name="ce42" office:value-type="float" office:value="83.6771855233581" calcext:value-type="float">
            <text:p>83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2-01" calcext:value-type="date">
            <text:p>Dec 16</text:p>
          </table:table-cell>
          <table:table-cell table:style-name="ce42" office:value-type="float" office:value="83.8193958265849" calcext:value-type="float">
            <text:p>8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1-01" calcext:value-type="date">
            <text:p>Jan 17</text:p>
          </table:table-cell>
          <table:table-cell table:style-name="ce42" office:value-type="float" office:value="83.1568981840089" calcext:value-type="float">
            <text:p>8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2-01" calcext:value-type="date">
            <text:p>Feb 17</text:p>
          </table:table-cell>
          <table:table-cell table:style-name="ce42" office:value-type="float" office:value="82.9819112729582" calcext:value-type="float">
            <text:p>83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3-01" calcext:value-type="date">
            <text:p>Mar 17</text:p>
          </table:table-cell>
          <table:table-cell table:style-name="ce42" office:value-type="float" office:value="83.2117607451464" calcext:value-type="float">
            <text:p>8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39" office:value-type="date" office:date-value="2017-04-01" calcext:value-type="date">
            <text:p>Apr 17</text:p>
          </table:table-cell>
          <table:table-cell table:style-name="ce42" office:value-type="float" office:value="83.4637706142619" calcext:value-type="float">
            <text:p>83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0" office:value-type="date" office:date-value="2017-05-01" calcext:value-type="date">
            <text:p>May-17</text:p>
          </table:table-cell>
          <table:table-cell table:style-name="ce42" office:value-type="float" office:value="84.7019916084941" calcext:value-type="float">
            <text:p>8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0" office:value-type="date" office:date-value="2017-06-01" calcext:value-type="date">
            <text:p>Jun-17</text:p>
          </table:table-cell>
          <table:table-cell table:style-name="ce42" office:value-type="float" office:value="84.7560042833104" calcext:value-type="float">
            <text:p>84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% of patients waiting 18 weeks or less for treat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XTICKSEVERY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#Source</text:p>
          </table:table-cell>
          <table:table-cell table:style-name="Default" office:value-type="string" calcext:value-type="string">
            <text:p>Hidden tab Table of <text:a xlink:href="http://www.isdscotland.org/Health-Topics/Waiting-Times/Publications/2017-08-29/Chart1a.xlsx?11:11:56" xlink:type="simple">http://www.isdscotland.org/Health-Topics/Waiting-Times/Publications/2017-08-29/Chart1a.xlsx?11:11:56</text:a></text:p>
          </table:table-cell>
          <table:table-cell/>
        </table:table-row>
        <table:table-row table:style-name="ro1">
          <table:table-cell table:style-name="Default" office:value-type="string" calcext:value-type="string">
            <text:p>YMIN</text:p>
          </table:table-cell>
          <table:table-cell table:style-name="Default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Default" office:value-type="string" calcext:value-type="string">
            <text:p>YMAX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P1" style:volatile="true">
      <number:text>-</number:text>
      <number:number number:decimal-places="0" loext:min-decimal-places="0" number:min-integer-digits="1" number:grouping="true"/>
    </number:number-style>
    <number:number-style style:name="N116">
      <number:text>-</number:text>
      <style:map style:condition="value()&gt;0" style:apply-style-name="N116P0"/>
      <style:map style:condition="value()&lt;0" style:apply-style-name="N116P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9P0" style:volatile="true">
      <number:text>£</number:text>
      <number:number number:decimal-places="0" loext:min-decimal-places="0" number:min-integer-digits="1" number:grouping="true"/>
    </number:number-style>
    <number:number-style style:name="N119">
      <number:text>-£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£</number:text>
      <number:number number:decimal-places="2" loext:min-decimal-places="2" number:min-integer-digits="1" number:grouping="true"/>
    </number:number-style>
    <number:number-style style:name="N122">
      <number:text>-£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£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1" loext:min-decimal-places="1" number:min-integer-digits="1"/>
    </number:number-style>
    <number:number-style style:name="N145">
      <number:number number:decimal-places="1" loext:min-decimal-places="1" number:min-integer-digits="1" number:grouping="true"/>
    </number:number-style>
    <number:number-style style:name="N147P0" style:volatile="true">
      <number:number number:decimal-places="1" loext:min-decimal-places="1" number:min-integer-digits="1" number:grouping="true"/>
    </number:number-style>
    <number:number-style style:name="N147P1" style:volatile="true">
      <number:text>-</number:text>
      <number:number number:decimal-places="1" loext:min-decimal-places="1" number:min-integer-digits="1" number:grouping="true"/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50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150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3" loext:min-decimal-places="3" number:min-integer-digits="1" number:grouping="true"/>
      <number:text> </number:text>
    </number:number-style>
    <number:number-style style:name="N152">
      <number:text>-</number:text>
      <number:number number:decimal-places="3" loext:min-decimal-places="3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0P0"/>
    </number:currency-style>
    <number:number-style style:name="N16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5">
      <number:number number:decimal-places="0" loext:min-decimal-places="0" number:min-integer-digits="0"/>
    </number:number-style>
    <number:number-style style:name="N16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</number:number-style>
    <number:number-style style:name="N168">
      <style:text-properties fo:color="#ff0000"/>
      <number:number number:decimal-places="0" loext:min-decimal-places="0" number:min-integer-digits="1" number:grouping="true"/>
      <style:map style:condition="value()&gt;=0" style:apply-style-name="N168P0"/>
    </number:number-style>
    <number:date-style style:name="N169">
      <number:year number:style="long"/>
    </number:date-style>
    <number:number-style style:name="N170">
      <number:number number:decimal-places="9" loext:min-decimal-places="9" number:min-integer-digits="1"/>
    </number:number-style>
    <number:number-style style:name="N171">
      <number:number number:decimal-places="8" loext:min-decimal-places="8" number:min-integer-digits="1"/>
    </number:number-style>
    <number:number-style style:name="N172">
      <number:number number:decimal-places="7" loext:min-decimal-places="7" number:min-integer-digits="1"/>
    </number:number-style>
    <number:number-style style:name="N173">
      <number:number number:decimal-places="6" loext:min-decimal-places="6" number:min-integer-digits="1"/>
    </number:number-style>
    <number:number-style style:name="N174">
      <number:number number:decimal-places="5" loext:min-decimal-places="5" number:min-integer-digits="1"/>
    </number:number-style>
    <number:number-style style:name="N175">
      <number:number number:decimal-places="4" loext:min-decimal-places="4" number:min-integer-digits="1"/>
    </number:number-style>
    <number:number-style style:name="N176">
      <number:number number:decimal-places="3" loext:min-decimal-places="3" number:min-integer-digits="1"/>
    </number:number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2" style:volatile="true">
      <loext:text> £</loext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loext:min-decimal-places="0" number:min-integer-digits="1" number:grouping="true"/>
    </number:number-style>
    <number:number-style style:name="N182P1" style:volatile="true">
      <number:number number:decimal-places="0" loext:min-decimal-places="0" number:min-integer-digits="1" number:grouping="true"/>
    </number:number-style>
    <number:number-style style:name="N182P2" style:volatile="true">
      <number:text>-</number:text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2" loext:min-decimal-places="2" number:min-integer-digits="0"/>
    </number:number-style>
    <number:number-style style:name="N185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85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85">
      <number:text>-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187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number number:decimal-places="1" loext:min-decimal-places="1" number:min-integer-digits="1" number:grouping="true"/>
      <number:text> </number:text>
    </number:number-style>
    <number:number-style style:name="N189">
      <number:text>-</number:text>
      <number:number number:decimal-places="1" loext:min-decimal-places="1" number:min-integer-digits="1" number:grouping="true"/>
      <number:text> </number:text>
      <style:map style:condition="value()&gt;=0" style:apply-style-name="N189P0"/>
    </number:number-style>
    <number:number-style style:name="N191P0" style:volatile="true">
      <number:number number:decimal-places="13" loext:min-decimal-places="13" number:min-integer-digits="1" number:grouping="true"/>
      <number:text> </number:text>
    </number:number-style>
    <number:number-style style:name="N191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191P0"/>
    </number:number-style>
    <number:number-style style:name="N193P0" style:volatile="true">
      <number:number number:decimal-places="12" loext:min-decimal-places="12" number:min-integer-digits="1" number:grouping="true"/>
      <number:text> </number:text>
    </number:number-style>
    <number:number-style style:name="N193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193P0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-</number:text>
      <number:number number:decimal-places="2" loext:min-decimal-places="2" number:min-integer-digits="1" number:grouping="true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 number:grouping="true"/>
    </number:number-style>
    <number:number-style style:name="N198P0" style:volatile="true">
      <number:number number:decimal-places="3" loext:min-decimal-places="3" number:min-integer-digits="1" number:grouping="true"/>
    </number:number-style>
    <number:number-style style:name="N198P1" style:volatile="true">
      <number:text>-</number:text>
      <number:number number:decimal-places="3" loext:min-decimal-places="3" number:min-integer-digits="1" number:grouping="true"/>
    </number:number-style>
    <number:number-style style:name="N198">
      <number:text>-</number:text>
      <style:map style:condition="value()&gt;0" style:apply-style-name="N198P0"/>
      <style:map style:condition="value()&lt;0" style:apply-style-name="N198P1"/>
    </number:number-style>
    <number:number-style style:name="N201P0" style:volatile="true">
      <number:number number:decimal-places="4" loext:min-decimal-places="4" number:min-integer-digits="1" number:grouping="true"/>
    </number:number-style>
    <number:number-style style:name="N201P1" style:volatile="true">
      <number:text>-</number:text>
      <number:number number:decimal-places="4" loext:min-decimal-places="4" number:min-integer-digits="1" number:grouping="true"/>
    </number:number-style>
    <number:number-style style:name="N201">
      <number:text>-</number:text>
      <style:map style:condition="value()&gt;0" style:apply-style-name="N201P0"/>
      <style:map style:condition="value()&lt;0" style:apply-style-name="N201P1"/>
    </number:number-style>
    <number:number-style style:name="N204P0" style:volatile="true">
      <number:number number:decimal-places="5" loext:min-decimal-places="5" number:min-integer-digits="1" number:grouping="true"/>
    </number:number-style>
    <number:number-style style:name="N204P1" style:volatile="true">
      <number:text>-</number:text>
      <number:number number:decimal-places="5" loext:min-decimal-places="5" number:min-integer-digits="1" number:grouping="true"/>
    </number:number-style>
    <number:number-style style:name="N204">
      <number:text>-</number:text>
      <style:map style:condition="value()&gt;0" style:apply-style-name="N204P0"/>
      <style:map style:condition="value()&lt;0" style:apply-style-name="N204P1"/>
    </number:number-style>
    <number:number-style style:name="N207P0" style:volatile="true">
      <number:number number:decimal-places="6" loext:min-decimal-places="6" number:min-integer-digits="1" number:grouping="true"/>
    </number:number-style>
    <number:number-style style:name="N207P1" style:volatile="true">
      <number:text>-</number:text>
      <number:number number:decimal-places="6" loext:min-decimal-places="6" number:min-integer-digits="1" number:grouping="true"/>
    </number:number-style>
    <number:number-style style:name="N207">
      <number:text>-</number:text>
      <style:map style:condition="value()&gt;0" style:apply-style-name="N207P0"/>
      <style:map style:condition="value()&lt;0" style:apply-style-name="N207P1"/>
    </number:number-style>
    <number:number-style style:name="N209P0" style:volatile="true">
      <number:number number:decimal-places="17" loext:min-decimal-places="17" number:min-integer-digits="1" number:grouping="true"/>
      <number:text> </number:text>
    </number:number-style>
    <number:number-style style:name="N209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09P0"/>
    </number:number-style>
    <number:number-style style:name="N211P0" style:volatile="true">
      <number:number number:decimal-places="16" loext:min-decimal-places="16" number:min-integer-digits="1" number:grouping="true"/>
      <number:text> </number:text>
    </number:number-style>
    <number:number-style style:name="N211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11P0"/>
    </number:number-style>
    <number:number-style style:name="N213P0" style:volatile="true">
      <number:number number:decimal-places="15" loext:min-decimal-places="15" number:min-integer-digits="1" number:grouping="true"/>
      <number:text> </number:text>
    </number:number-style>
    <number:number-style style:name="N213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13P0"/>
    </number:number-style>
    <number:number-style style:name="N215P0" style:volatile="true">
      <number:number number:decimal-places="14" loext:min-decimal-places="14" number:min-integer-digits="1" number:grouping="true"/>
      <number:text> </number:text>
    </number:number-style>
    <number:number-style style:name="N215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15P0"/>
    </number:number-style>
    <number:number-style style:name="N217P0" style:volatile="true">
      <number:number number:decimal-places="11" loext:min-decimal-places="11" number:min-integer-digits="1" number:grouping="true"/>
      <number:text> </number:text>
    </number:number-style>
    <number:number-style style:name="N217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17P0"/>
    </number:number-style>
    <number:number-style style:name="N219P0" style:volatile="true">
      <number:number number:decimal-places="10" loext:min-decimal-places="10" number:min-integer-digits="1" number:grouping="true"/>
      <number:text> </number:text>
    </number:number-style>
    <number:number-style style:name="N219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19P0"/>
    </number:number-style>
    <number:number-style style:name="N221P0" style:volatile="true">
      <number:number number:decimal-places="9" loext:min-decimal-places="9" number:min-integer-digits="1" number:grouping="true"/>
      <number:text> </number:text>
    </number:number-style>
    <number:number-style style:name="N221">
      <number:text>-</number:text>
      <number:number number:decimal-places="9" loext:min-decimal-places="9" number:min-integer-digits="1" number:grouping="true"/>
      <number:text> </number:text>
      <style:map style:condition="value()&gt;=0" style:apply-style-name="N221P0"/>
    </number:number-style>
    <number:number-style style:name="N223P0" style:volatile="true">
      <number:number number:decimal-places="8" loext:min-decimal-places="8" number:min-integer-digits="1" number:grouping="true"/>
      <number:text> </number:text>
    </number:number-style>
    <number:number-style style:name="N223">
      <number:text>-</number:text>
      <number:number number:decimal-places="8" loext:min-decimal-places="8" number:min-integer-digits="1" number:grouping="true"/>
      <number:text> </number:text>
      <style:map style:condition="value()&gt;=0" style:apply-style-name="N223P0"/>
    </number:number-style>
    <number:number-style style:name="N225P0" style:volatile="true">
      <number:number number:decimal-places="7" loext:min-decimal-places="7" number:min-integer-digits="1" number:grouping="true"/>
      <number:text> </number:text>
    </number:number-style>
    <number:number-style style:name="N225">
      <number:text>-</number:text>
      <number:number number:decimal-places="7" loext:min-decimal-places="7" number:min-integer-digits="1" number:grouping="true"/>
      <number:text> </number:text>
      <style:map style:condition="value()&gt;=0" style:apply-style-name="N225P0"/>
    </number:number-style>
    <number:number-style style:name="N227P0" style:volatile="true">
      <number:number number:decimal-places="6" loext:min-decimal-places="6" number:min-integer-digits="1" number:grouping="true"/>
      <number:text> </number:text>
    </number:number-style>
    <number:number-style style:name="N227">
      <number:text>-</number:text>
      <number:number number:decimal-places="6" loext:min-decimal-places="6" number:min-integer-digits="1" number:grouping="true"/>
      <number:text> </number:text>
      <style:map style:condition="value()&gt;=0" style:apply-style-name="N227P0"/>
    </number:number-style>
    <number:number-style style:name="N229P0" style:volatile="true">
      <number:number number:decimal-places="5" loext:min-decimal-places="5" number:min-integer-digits="1" number:grouping="true"/>
      <number:text> </number:text>
    </number:number-style>
    <number:number-style style:name="N229">
      <number:text>-</number:text>
      <number:number number:decimal-places="5" loext:min-decimal-places="5" number:min-integer-digits="1" number:grouping="true"/>
      <number:text> </number:text>
      <style:map style:condition="value()&gt;=0" style:apply-style-name="N229P0"/>
    </number:number-style>
    <number:number-style style:name="N231P0" style:volatile="true">
      <number:number number:decimal-places="4" loext:min-decimal-places="4" number:min-integer-digits="1" number:grouping="true"/>
      <number:text> </number:text>
    </number:number-style>
    <number:number-style style:name="N231">
      <number:text>-</number:text>
      <number:number number:decimal-places="4" loext:min-decimal-places="4" number:min-integer-digits="1" number:grouping="true"/>
      <number:text> </number:text>
      <style:map style:condition="value()&gt;=0" style:apply-style-name="N231P0"/>
    </number:number-style>
    <number:number-style style:name="N233P0" style:volatile="true">
      <number:number number:decimal-places="2" loext:min-decimal-places="2" number:min-integer-digits="1" number:grouping="true"/>
      <number:text> </number:text>
    </number:number-style>
    <number:number-style style:name="N23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33P0"/>
    </number:number-style>
    <number:number-style style:name="N235P0" style:volatile="true">
      <number:number number:decimal-places="0" loext:min-decimal-places="0" number:min-integer-digits="1" number:grouping="true"/>
      <number:text> </number:text>
    </number:number-style>
    <number:number-style style:name="N2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5P0"/>
    </number:number-style>
    <number:number-style style:name="N23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23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3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39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240">
      <number:number number:decimal-places="3" loext:min-decimal-places="3" number:min-integer-digits="1"/>
      <number:text>%</number:text>
    </number:percentage-style>
    <number:percentage-style style:name="N241">
      <number:number number:decimal-places="4" loext:min-decimal-places="4" number:min-integer-digits="1"/>
      <number:text>%</number:text>
    </number:percentage-style>
    <number:date-style style:name="N242">
      <number:month number:textual="true"/>
      <number:text> </number:text>
      <number:year/>
    </number:date-style>
    <number:number-style style:name="N243">
      <number:number number:decimal-places="1" loext:min-decimal-places="1" number:min-integer-digits="1"/>
      <number:text>%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fill-character> </loext:fill-character>
      <number:text>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non-nursing" style:display-name="Normal_non-nurs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07:54:28.333214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26:47.918286331</meta:creation-date>
    <dc:date>2018-01-21T07:57:04.580204731</dc:date>
    <meta:editing-duration>PT19H34S</meta:editing-duration>
    <meta:editing-cycles>14</meta:editing-cycles>
    <meta:generator>LibreOffice/5.3.3.2$Linux_X86_64 LibreOffice_project/30m0$Build-2</meta:generator>
    <dc:creator>Andrew Conway</dc:creator>
    <meta:document-statistic meta:table-count="6" meta:cell-count="1075" meta:object-count="0"/>
  </office:meta>
</office:document-meta>
</file>